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45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data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93.2269592285" calcext:value-type="float">
            <text:p>93,2269592285</text:p>
          </table:table-cell>
          <table:table-cell office:value-type="float" office:value="173.322341919" calcext:value-type="float">
            <text:p>173,32234191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97.4820709229" calcext:value-type="float">
            <text:p>97,4820709229</text:p>
          </table:table-cell>
          <table:table-cell office:value-type="float" office:value="173.081878662" calcext:value-type="float">
            <text:p>173,08187866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102.969963074" calcext:value-type="float">
            <text:p>102,969963074</text:p>
          </table:table-cell>
          <table:table-cell office:value-type="float" office:value="172.537841797" calcext:value-type="float">
            <text:p>172,53784179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08.044998169" calcext:value-type="float">
            <text:p>108,044998169</text:p>
          </table:table-cell>
          <table:table-cell office:value-type="float" office:value="172.48866272" calcext:value-type="float">
            <text:p>172,4886627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11.11932373" calcext:value-type="float">
            <text:p>111,11932373</text:p>
          </table:table-cell>
          <table:table-cell office:value-type="float" office:value="172.361251831" calcext:value-type="float">
            <text:p>172,36125183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14.849723816" calcext:value-type="float">
            <text:p>114,849723816</text:p>
          </table:table-cell>
          <table:table-cell office:value-type="float" office:value="172.359710693" calcext:value-type="float">
            <text:p>172,35971069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117.744346619" calcext:value-type="float">
            <text:p>117,744346619</text:p>
          </table:table-cell>
          <table:table-cell office:value-type="float" office:value="174.828765869" calcext:value-type="float">
            <text:p>174,82876586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19.380126953" calcext:value-type="float">
            <text:p>119,380126953</text:p>
          </table:table-cell>
          <table:table-cell office:value-type="float" office:value="181.744140625" calcext:value-type="float">
            <text:p>181,74414062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19.426177979" calcext:value-type="float">
            <text:p>119,426177979</text:p>
          </table:table-cell>
          <table:table-cell office:value-type="float" office:value="159.375244141" calcext:value-type="float">
            <text:p>159,37524414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19.695045471" calcext:value-type="float">
            <text:p>119,695045471</text:p>
          </table:table-cell>
          <table:table-cell office:value-type="float" office:value="156.703445435" calcext:value-type="float">
            <text:p>156,70344543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120.197906494" calcext:value-type="float">
            <text:p>120,197906494</text:p>
          </table:table-cell>
          <table:table-cell office:value-type="float" office:value="184.496124268" calcext:value-type="float">
            <text:p>184,4961242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20.490104675" calcext:value-type="float">
            <text:p>120,490104675</text:p>
          </table:table-cell>
          <table:table-cell office:value-type="float" office:value="186.333938599" calcext:value-type="float">
            <text:p>186,33393859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20.65372467" calcext:value-type="float">
            <text:p>120,65372467</text:p>
          </table:table-cell>
          <table:table-cell office:value-type="float" office:value="147.402404785" calcext:value-type="float">
            <text:p>147,402404785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22.371315002" calcext:value-type="float">
            <text:p>122,371315002</text:p>
          </table:table-cell>
          <table:table-cell office:value-type="float" office:value="187.787460327" calcext:value-type="float">
            <text:p>187,78746032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23.010192871" calcext:value-type="float">
            <text:p>123,010192871</text:p>
          </table:table-cell>
          <table:table-cell office:value-type="float" office:value="144.74597168" calcext:value-type="float">
            <text:p>144,74597168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25.72984314" calcext:value-type="float">
            <text:p>125,72984314</text:p>
          </table:table-cell>
          <table:table-cell office:value-type="float" office:value="189.039123535" calcext:value-type="float">
            <text:p>189,03912353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27.751350403" calcext:value-type="float">
            <text:p>127,751350403</text:p>
          </table:table-cell>
          <table:table-cell office:value-type="float" office:value="150.763290405" calcext:value-type="float">
            <text:p>150,76329040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34.2159729" calcext:value-type="float">
            <text:p>134,2159729</text:p>
          </table:table-cell>
          <table:table-cell office:value-type="float" office:value="154.783355713" calcext:value-type="float">
            <text:p>154,78335571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34.521942139" calcext:value-type="float">
            <text:p>134,521942139</text:p>
          </table:table-cell>
          <table:table-cell office:value-type="float" office:value="151.467819214" calcext:value-type="float">
            <text:p>151,46781921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137.160125732" calcext:value-type="float">
            <text:p>137,160125732</text:p>
          </table:table-cell>
          <table:table-cell office:value-type="float" office:value="157.979400635" calcext:value-type="float">
            <text:p>157,97940063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37.997451782" calcext:value-type="float">
            <text:p>137,997451782</text:p>
          </table:table-cell>
          <table:table-cell office:value-type="float" office:value="159.105285645" calcext:value-type="float">
            <text:p>159,10528564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38.519241333" calcext:value-type="float">
            <text:p>138,519241333</text:p>
          </table:table-cell>
          <table:table-cell office:value-type="float" office:value="160.052398682" calcext:value-type="float">
            <text:p>160,05239868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38.692749023" calcext:value-type="float">
            <text:p>138,692749023</text:p>
          </table:table-cell>
          <table:table-cell office:value-type="float" office:value="180.455856323" calcext:value-type="float">
            <text:p>180,45585632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38.961776733" calcext:value-type="float">
            <text:p>138,961776733</text:p>
          </table:table-cell>
          <table:table-cell office:value-type="float" office:value="159.303771973" calcext:value-type="float">
            <text:p>159,3037719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139.639633179" calcext:value-type="float">
            <text:p>139,639633179</text:p>
          </table:table-cell>
          <table:table-cell office:value-type="float" office:value="159.697006226" calcext:value-type="float">
            <text:p>159,69700622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40.099578857" calcext:value-type="float">
            <text:p>140,099578857</text:p>
          </table:table-cell>
          <table:table-cell office:value-type="float" office:value="161.442077637" calcext:value-type="float">
            <text:p>161,44207763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40.316879272" calcext:value-type="float">
            <text:p>140,316879272</text:p>
          </table:table-cell>
          <table:table-cell office:value-type="float" office:value="162.954162598" calcext:value-type="float">
            <text:p>162,95416259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140.553756714" calcext:value-type="float">
            <text:p>140,553756714</text:p>
          </table:table-cell>
          <table:table-cell office:value-type="float" office:value="165.076705933" calcext:value-type="float">
            <text:p>165,07670593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41.038864136" calcext:value-type="float">
            <text:p>141,038864136</text:p>
          </table:table-cell>
          <table:table-cell office:value-type="float" office:value="403.181243896" calcext:value-type="float">
            <text:p>403,18124389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41.126022339" calcext:value-type="float">
            <text:p>141,126022339</text:p>
          </table:table-cell>
          <table:table-cell office:value-type="float" office:value="408.998016357" calcext:value-type="float">
            <text:p>408,99801635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141.357452393" calcext:value-type="float">
            <text:p>141,357452393</text:p>
          </table:table-cell>
          <table:table-cell office:value-type="float" office:value="397.383453369" calcext:value-type="float">
            <text:p>397,38345336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41.698684692" calcext:value-type="float">
            <text:p>141,698684692</text:p>
          </table:table-cell>
          <table:table-cell office:value-type="float" office:value="391.926757812" calcext:value-type="float">
            <text:p>391,92675781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42.114471436" calcext:value-type="float">
            <text:p>142,114471436</text:p>
          </table:table-cell>
          <table:table-cell office:value-type="float" office:value="182.658676147" calcext:value-type="float">
            <text:p>182,65867614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42.232223511" calcext:value-type="float">
            <text:p>142,232223511</text:p>
          </table:table-cell>
          <table:table-cell office:value-type="float" office:value="414.695465088" calcext:value-type="float">
            <text:p>414,6954650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42.921157837" calcext:value-type="float">
            <text:p>142,921157837</text:p>
          </table:table-cell>
          <table:table-cell office:value-type="float" office:value="191.031311035" calcext:value-type="float">
            <text:p>191,03131103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43.429321289" calcext:value-type="float">
            <text:p>143,429321289</text:p>
          </table:table-cell>
          <table:table-cell office:value-type="float" office:value="386.920257568" calcext:value-type="float">
            <text:p>386,9202575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43.767227173" calcext:value-type="float">
            <text:p>143,767227173</text:p>
          </table:table-cell>
          <table:table-cell office:value-type="float" office:value="419.248352051" calcext:value-type="float">
            <text:p>419,24835205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43.988372803" calcext:value-type="float">
            <text:p>143,988372803</text:p>
          </table:table-cell>
          <table:table-cell office:value-type="float" office:value="424.814849854" calcext:value-type="float">
            <text:p>424,81484985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144.297241211" calcext:value-type="float">
            <text:p>144,297241211</text:p>
          </table:table-cell>
          <table:table-cell office:value-type="float" office:value="372.382720947" calcext:value-type="float">
            <text:p>372,38272094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44.394958496" calcext:value-type="float">
            <text:p>144,394958496</text:p>
          </table:table-cell>
          <table:table-cell office:value-type="float" office:value="365.84942627" calcext:value-type="float">
            <text:p>365,8494262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45.148010254" calcext:value-type="float">
            <text:p>145,148010254</text:p>
          </table:table-cell>
          <table:table-cell office:value-type="float" office:value="430.496459961" calcext:value-type="float">
            <text:p>430,49645996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145.192398071" calcext:value-type="float">
            <text:p>145,192398071</text:p>
          </table:table-cell>
          <table:table-cell office:value-type="float" office:value="377.586517334" calcext:value-type="float">
            <text:p>377,58651733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45.228820801" calcext:value-type="float">
            <text:p>145,228820801</text:p>
          </table:table-cell>
          <table:table-cell office:value-type="float" office:value="381.583435059" calcext:value-type="float">
            <text:p>381,58343505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45.96534729" calcext:value-type="float">
            <text:p>145,96534729</text:p>
          </table:table-cell>
          <table:table-cell office:value-type="float" office:value="190.741149902" calcext:value-type="float">
            <text:p>190,74114990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46.126708984" calcext:value-type="float">
            <text:p>146,126708984</text:p>
          </table:table-cell>
          <table:table-cell office:value-type="float" office:value="435.518341064" calcext:value-type="float">
            <text:p>435,51834106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146.299057007" calcext:value-type="float">
            <text:p>146,299057007</text:p>
          </table:table-cell>
          <table:table-cell office:value-type="float" office:value="184.615493774" calcext:value-type="float">
            <text:p>184,61549377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46.477111816" calcext:value-type="float">
            <text:p>146,477111816</text:p>
          </table:table-cell>
          <table:table-cell office:value-type="float" office:value="359.442779541" calcext:value-type="float">
            <text:p>359,44277954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46.568939209" calcext:value-type="float">
            <text:p>146,568939209</text:p>
          </table:table-cell>
          <table:table-cell office:value-type="float" office:value="466.900512695" calcext:value-type="float">
            <text:p>466,90051269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147.331436157" calcext:value-type="float">
            <text:p>147,331436157</text:p>
          </table:table-cell>
          <table:table-cell office:value-type="float" office:value="440.900482178" calcext:value-type="float">
            <text:p>440,90048217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47.93637085" calcext:value-type="float">
            <text:p>147,93637085</text:p>
          </table:table-cell>
          <table:table-cell office:value-type="float" office:value="462.298583984" calcext:value-type="float">
            <text:p>462,29858398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48.380371094" calcext:value-type="float">
            <text:p>148,380371094</text:p>
          </table:table-cell>
          <table:table-cell office:value-type="float" office:value="446.177978516" calcext:value-type="float">
            <text:p>446,17797851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48.656219482" calcext:value-type="float">
            <text:p>148,656219482</text:p>
          </table:table-cell>
          <table:table-cell office:value-type="float" office:value="457.034332275" calcext:value-type="float">
            <text:p>457,03433227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49.104110718" calcext:value-type="float">
            <text:p>149,104110718</text:p>
          </table:table-cell>
          <table:table-cell office:value-type="float" office:value="451.816802979" calcext:value-type="float">
            <text:p>451,81680297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49.865875244" calcext:value-type="float">
            <text:p>149,865875244</text:p>
          </table:table-cell>
          <table:table-cell office:value-type="float" office:value="354.564331055" calcext:value-type="float">
            <text:p>354,56433105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50.553894043" calcext:value-type="float">
            <text:p>150,553894043</text:p>
          </table:table-cell>
          <table:table-cell office:value-type="float" office:value="186.280960083" calcext:value-type="float">
            <text:p>186,28096008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150.572021484" calcext:value-type="float">
            <text:p>150,572021484</text:p>
          </table:table-cell>
          <table:table-cell office:value-type="float" office:value="204.102920532" calcext:value-type="float">
            <text:p>204,10292053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52.182785034" calcext:value-type="float">
            <text:p>152,182785034</text:p>
          </table:table-cell>
          <table:table-cell office:value-type="float" office:value="208.220108032" calcext:value-type="float">
            <text:p>208,22010803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53.886962891" calcext:value-type="float">
            <text:p>153,886962891</text:p>
          </table:table-cell>
          <table:table-cell office:value-type="float" office:value="351.631469727" calcext:value-type="float">
            <text:p>351,63146972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54.133270264" calcext:value-type="float">
            <text:p>154,133270264</text:p>
          </table:table-cell>
          <table:table-cell office:value-type="float" office:value="211.796340942" calcext:value-type="float">
            <text:p>211,79634094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54.805877686" calcext:value-type="float">
            <text:p>154,805877686</text:p>
          </table:table-cell>
          <table:table-cell office:value-type="float" office:value="186.279144287" calcext:value-type="float">
            <text:p>186,27914428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56.064056396" calcext:value-type="float">
            <text:p>156,064056396</text:p>
          </table:table-cell>
          <table:table-cell office:value-type="float" office:value="215.626831055" calcext:value-type="float">
            <text:p>215,62683105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57.902648926" calcext:value-type="float">
            <text:p>157,902648926</text:p>
          </table:table-cell>
          <table:table-cell office:value-type="float" office:value="220.287322998" calcext:value-type="float">
            <text:p>220,28732299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58.624267578" calcext:value-type="float">
            <text:p>158,624267578</text:p>
          </table:table-cell>
          <table:table-cell office:value-type="float" office:value="348.398895264" calcext:value-type="float">
            <text:p>348,39889526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60.513824463" calcext:value-type="float">
            <text:p>160,513824463</text:p>
          </table:table-cell>
          <table:table-cell office:value-type="float" office:value="224.234481812" calcext:value-type="float">
            <text:p>224,23448181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60.637237549" calcext:value-type="float">
            <text:p>160,637237549</text:p>
          </table:table-cell>
          <table:table-cell office:value-type="float" office:value="186.852645874" calcext:value-type="float">
            <text:p>186,85264587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61.901870728" calcext:value-type="float">
            <text:p>161,901870728</text:p>
          </table:table-cell>
          <table:table-cell office:value-type="float" office:value="344.518218994" calcext:value-type="float">
            <text:p>344,51821899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63.428359985" calcext:value-type="float">
            <text:p>163,428359985</text:p>
          </table:table-cell>
          <table:table-cell office:value-type="float" office:value="227.375732422" calcext:value-type="float">
            <text:p>227,37573242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64.787445068" calcext:value-type="float">
            <text:p>164,787445068</text:p>
          </table:table-cell>
          <table:table-cell office:value-type="float" office:value="340.137298584" calcext:value-type="float">
            <text:p>340,13729858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65.793045044" calcext:value-type="float">
            <text:p>165,793045044</text:p>
          </table:table-cell>
          <table:table-cell office:value-type="float" office:value="189.045837402" calcext:value-type="float">
            <text:p>189,04583740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66.282867432" calcext:value-type="float">
            <text:p>166,282867432</text:p>
          </table:table-cell>
          <table:table-cell office:value-type="float" office:value="229.138656616" calcext:value-type="float">
            <text:p>229,13865661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66.451385498" calcext:value-type="float">
            <text:p>166,451385498</text:p>
          </table:table-cell>
          <table:table-cell office:value-type="float" office:value="335.55758667" calcext:value-type="float">
            <text:p>335,557586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67.009963989" calcext:value-type="float">
            <text:p>167,009963989</text:p>
          </table:table-cell>
          <table:table-cell office:value-type="float" office:value="321.617980957" calcext:value-type="float">
            <text:p>321,61798095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67.589492798" calcext:value-type="float">
            <text:p>167,589492798</text:p>
          </table:table-cell>
          <table:table-cell office:value-type="float" office:value="326.193786621" calcext:value-type="float">
            <text:p>326,19378662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67.645843506" calcext:value-type="float">
            <text:p>167,645843506</text:p>
          </table:table-cell>
          <table:table-cell office:value-type="float" office:value="313.443908691" calcext:value-type="float">
            <text:p>313,44390869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67.646469116" calcext:value-type="float">
            <text:p>167,646469116</text:p>
          </table:table-cell>
          <table:table-cell office:value-type="float" office:value="315.060333252" calcext:value-type="float">
            <text:p>315,0603332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67.765625" calcext:value-type="float">
            <text:p>167,765625</text:p>
          </table:table-cell>
          <table:table-cell office:value-type="float" office:value="330.692321777" calcext:value-type="float">
            <text:p>330,69232177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67.859024048" calcext:value-type="float">
            <text:p>167,859024048</text:p>
          </table:table-cell>
          <table:table-cell office:value-type="float" office:value="189.973419189" calcext:value-type="float">
            <text:p>189,97341918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68.047164917" calcext:value-type="float">
            <text:p>168,047164917</text:p>
          </table:table-cell>
          <table:table-cell office:value-type="float" office:value="144.078552246" calcext:value-type="float">
            <text:p>144,078552246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68.062210083" calcext:value-type="float">
            <text:p>168,062210083</text:p>
          </table:table-cell>
          <table:table-cell office:value-type="float" office:value="309.048583984" calcext:value-type="float">
            <text:p>309,04858398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68.290969849" calcext:value-type="float">
            <text:p>168,290969849</text:p>
          </table:table-cell>
          <table:table-cell office:value-type="float" office:value="312.087768555" calcext:value-type="float">
            <text:p>312,08776855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68.307754517" calcext:value-type="float">
            <text:p>168,307754517</text:p>
          </table:table-cell>
          <table:table-cell office:value-type="float" office:value="143.236343384" calcext:value-type="float">
            <text:p>143,236343384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68.385116577" calcext:value-type="float">
            <text:p>168,385116577</text:p>
          </table:table-cell>
          <table:table-cell office:value-type="float" office:value="302.973632812" calcext:value-type="float">
            <text:p>302,97363281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68.434188843" calcext:value-type="float">
            <text:p>168,434188843</text:p>
          </table:table-cell>
          <table:table-cell office:value-type="float" office:value="296.253051758" calcext:value-type="float">
            <text:p>296,25305175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68.455596924" calcext:value-type="float">
            <text:p>168,455596924</text:p>
          </table:table-cell>
          <table:table-cell office:value-type="float" office:value="290.212127686" calcext:value-type="float">
            <text:p>290,21212768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68.540328979" calcext:value-type="float">
            <text:p>168,540328979</text:p>
          </table:table-cell>
          <table:table-cell office:value-type="float" office:value="143.176940918" calcext:value-type="float">
            <text:p>143,176940918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68.585098267" calcext:value-type="float">
            <text:p>168,585098267</text:p>
          </table:table-cell>
          <table:table-cell office:value-type="float" office:value="229.410644531" calcext:value-type="float">
            <text:p>229,41064453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68.657791138" calcext:value-type="float">
            <text:p>168,657791138</text:p>
          </table:table-cell>
          <table:table-cell office:value-type="float" office:value="114.39213562" calcext:value-type="float">
            <text:p>114,3921356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69.324645996" calcext:value-type="float">
            <text:p>169,324645996</text:p>
          </table:table-cell>
          <table:table-cell office:value-type="float" office:value="283.009216309" calcext:value-type="float">
            <text:p>283,0092163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69.562530518" calcext:value-type="float">
            <text:p>169,562530518</text:p>
          </table:table-cell>
          <table:table-cell office:value-type="float" office:value="228.002166748" calcext:value-type="float">
            <text:p>228,00216674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69.652359009" calcext:value-type="float">
            <text:p>169,652359009</text:p>
          </table:table-cell>
          <table:table-cell office:value-type="float" office:value="228.084411621" calcext:value-type="float">
            <text:p>228,08441162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69.811279297" calcext:value-type="float">
            <text:p>169,811279297</text:p>
          </table:table-cell>
          <table:table-cell office:value-type="float" office:value="228.691055298" calcext:value-type="float">
            <text:p>228,69105529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69.926040649" calcext:value-type="float">
            <text:p>169,926040649</text:p>
          </table:table-cell>
          <table:table-cell office:value-type="float" office:value="224.604660034" calcext:value-type="float">
            <text:p>224,60466003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70.206756592" calcext:value-type="float">
            <text:p>170,206756592</text:p>
          </table:table-cell>
          <table:table-cell office:value-type="float" office:value="189.847808838" calcext:value-type="float">
            <text:p>189,84780883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70.235046387" calcext:value-type="float">
            <text:p>170,235046387</text:p>
          </table:table-cell>
          <table:table-cell office:value-type="float" office:value="228.17149353" calcext:value-type="float">
            <text:p>228,171493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70.265609741" calcext:value-type="float">
            <text:p>170,265609741</text:p>
          </table:table-cell>
          <table:table-cell office:value-type="float" office:value="220.2371521" calcext:value-type="float">
            <text:p>220,237152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0.313934326" calcext:value-type="float">
            <text:p>170,313934326</text:p>
          </table:table-cell>
          <table:table-cell office:value-type="float" office:value="215.221710205" calcext:value-type="float">
            <text:p>215,22171020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70.562469482" calcext:value-type="float">
            <text:p>170,562469482</text:p>
          </table:table-cell>
          <table:table-cell office:value-type="float" office:value="209.653900146" calcext:value-type="float">
            <text:p>209,6539001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70.733062744" calcext:value-type="float">
            <text:p>170,733062744</text:p>
          </table:table-cell>
          <table:table-cell office:value-type="float" office:value="139.766174316" calcext:value-type="float">
            <text:p>139,76617431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70.858001709" calcext:value-type="float">
            <text:p>170,858001709</text:p>
          </table:table-cell>
          <table:table-cell office:value-type="float" office:value="203.85786438" calcext:value-type="float">
            <text:p>203,8578643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71.671722412" calcext:value-type="float">
            <text:p>171,671722412</text:p>
          </table:table-cell>
          <table:table-cell office:value-type="float" office:value="197.324432373" calcext:value-type="float">
            <text:p>197,3244323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72.576690674" calcext:value-type="float">
            <text:p>172,576690674</text:p>
          </table:table-cell>
          <table:table-cell office:value-type="float" office:value="166.010665894" calcext:value-type="float">
            <text:p>166,01066589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72.729690552" calcext:value-type="float">
            <text:p>172,729690552</text:p>
          </table:table-cell>
          <table:table-cell office:value-type="float" office:value="170.361480713" calcext:value-type="float">
            <text:p>170,36148071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73.119796753" calcext:value-type="float">
            <text:p>173,119796753</text:p>
          </table:table-cell>
          <table:table-cell office:value-type="float" office:value="175.141555786" calcext:value-type="float">
            <text:p>175,14155578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73.304275513" calcext:value-type="float">
            <text:p>173,304275513</text:p>
          </table:table-cell>
          <table:table-cell office:value-type="float" office:value="179.349975586" calcext:value-type="float">
            <text:p>179,34997558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73.670639038" calcext:value-type="float">
            <text:p>173,670639038</text:p>
          </table:table-cell>
          <table:table-cell office:value-type="float" office:value="181.996612549" calcext:value-type="float">
            <text:p>181,99661254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73.770004272" calcext:value-type="float">
            <text:p>173,770004272</text:p>
          </table:table-cell>
          <table:table-cell office:value-type="float" office:value="188.279998779" calcext:value-type="float">
            <text:p>188,27999877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74.291046143" calcext:value-type="float">
            <text:p>174,291046143</text:p>
          </table:table-cell>
          <table:table-cell office:value-type="float" office:value="277.96270752" calcext:value-type="float">
            <text:p>277,962707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75.052505493" calcext:value-type="float">
            <text:p>175,052505493</text:p>
          </table:table-cell>
          <table:table-cell office:value-type="float" office:value="123.862045288" calcext:value-type="float">
            <text:p>123,8620452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75.571884155" calcext:value-type="float">
            <text:p>175,571884155</text:p>
          </table:table-cell>
          <table:table-cell office:value-type="float" office:value="121.612800598" calcext:value-type="float">
            <text:p>121,61280059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176.213882446" calcext:value-type="float">
            <text:p>176,213882446</text:p>
          </table:table-cell>
          <table:table-cell office:value-type="float" office:value="118.022918701" calcext:value-type="float">
            <text:p>118,02291870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76.572570801" calcext:value-type="float">
            <text:p>176,572570801</text:p>
          </table:table-cell>
          <table:table-cell office:value-type="float" office:value="189.777603149" calcext:value-type="float">
            <text:p>189,777603149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176.896011353" calcext:value-type="float">
            <text:p>176,896011353</text:p>
          </table:table-cell>
          <table:table-cell office:value-type="float" office:value="113.402961731" calcext:value-type="float">
            <text:p>113,40296173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77.394210815" calcext:value-type="float">
            <text:p>177,394210815</text:p>
          </table:table-cell>
          <table:table-cell office:value-type="float" office:value="108.146537781" calcext:value-type="float">
            <text:p>108,14653778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77.831741333" calcext:value-type="float">
            <text:p>177,831741333</text:p>
          </table:table-cell>
          <table:table-cell office:value-type="float" office:value="123.545516968" calcext:value-type="float">
            <text:p>123,5455169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77.870422363" calcext:value-type="float">
            <text:p>177,870422363</text:p>
          </table:table-cell>
          <table:table-cell office:value-type="float" office:value="122.84740448" calcext:value-type="float">
            <text:p>122,8474044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177.928970337" calcext:value-type="float">
            <text:p>177,928970337</text:p>
          </table:table-cell>
          <table:table-cell office:value-type="float" office:value="103.85004425" calcext:value-type="float">
            <text:p>103,8500442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78.127212524" calcext:value-type="float">
            <text:p>178,127212524</text:p>
          </table:table-cell>
          <table:table-cell office:value-type="float" office:value="124.332145691" calcext:value-type="float">
            <text:p>124,33214569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78.160095215" calcext:value-type="float">
            <text:p>178,160095215</text:p>
          </table:table-cell>
          <table:table-cell office:value-type="float" office:value="122.327186584" calcext:value-type="float">
            <text:p>122,32718658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178.753417969" calcext:value-type="float">
            <text:p>178,753417969</text:p>
          </table:table-cell>
          <table:table-cell office:value-type="float" office:value="100.988334656" calcext:value-type="float">
            <text:p>100,98833465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78.829803467" calcext:value-type="float">
            <text:p>178,829803467</text:p>
          </table:table-cell>
          <table:table-cell office:value-type="float" office:value="125.784065247" calcext:value-type="float">
            <text:p>125,78406524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78.875137329" calcext:value-type="float">
            <text:p>178,875137329</text:p>
          </table:table-cell>
          <table:table-cell office:value-type="float" office:value="275.506896973" calcext:value-type="float">
            <text:p>275,5068969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179.114639282" calcext:value-type="float">
            <text:p>179,114639282</text:p>
          </table:table-cell>
          <table:table-cell office:value-type="float" office:value="98.8747329712" calcext:value-type="float">
            <text:p>98,874732971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79.877807617" calcext:value-type="float">
            <text:p>179,877807617</text:p>
          </table:table-cell>
          <table:table-cell office:value-type="float" office:value="130.324172974" calcext:value-type="float">
            <text:p>130,32417297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79.925445557" calcext:value-type="float">
            <text:p>179,925445557</text:p>
          </table:table-cell>
          <table:table-cell office:value-type="float" office:value="96.8464508057" calcext:value-type="float">
            <text:p>96,846450805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80.826263428" calcext:value-type="float">
            <text:p>180,826263428</text:p>
          </table:table-cell>
          <table:table-cell office:value-type="float" office:value="137.006164551" calcext:value-type="float">
            <text:p>137,006164551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81.945419312" calcext:value-type="float">
            <text:p>181,945419312</text:p>
          </table:table-cell>
          <table:table-cell office:value-type="float" office:value="134.072463989" calcext:value-type="float">
            <text:p>134,072463989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82.429107666" calcext:value-type="float">
            <text:p>182,429107666</text:p>
          </table:table-cell>
          <table:table-cell office:value-type="float" office:value="193.366760254" calcext:value-type="float">
            <text:p>193,366760254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83.582824707" calcext:value-type="float">
            <text:p>183,582824707</text:p>
          </table:table-cell>
          <table:table-cell office:value-type="float" office:value="276.550170898" calcext:value-type="float">
            <text:p>276,55017089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85.123260498" calcext:value-type="float">
            <text:p>185,123260498</text:p>
          </table:table-cell>
          <table:table-cell office:value-type="float" office:value="196.277526855" calcext:value-type="float">
            <text:p>196,27752685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87.437469482" calcext:value-type="float">
            <text:p>187,437469482</text:p>
          </table:table-cell>
          <table:table-cell office:value-type="float" office:value="135.474380493" calcext:value-type="float">
            <text:p>135,474380493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88.464874268" calcext:value-type="float">
            <text:p>188,464874268</text:p>
          </table:table-cell>
          <table:table-cell office:value-type="float" office:value="198.086502075" calcext:value-type="float">
            <text:p>198,08650207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88.684738159" calcext:value-type="float">
            <text:p>188,684738159</text:p>
          </table:table-cell>
          <table:table-cell office:value-type="float" office:value="134.303344727" calcext:value-type="float">
            <text:p>134,303344727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89.876861572" calcext:value-type="float">
            <text:p>189,876861572</text:p>
          </table:table-cell>
          <table:table-cell office:value-type="float" office:value="278.323699951" calcext:value-type="float">
            <text:p>278,32369995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90.890975952" calcext:value-type="float">
            <text:p>190,890975952</text:p>
          </table:table-cell>
          <table:table-cell office:value-type="float" office:value="129.257797241" calcext:value-type="float">
            <text:p>129,257797241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92.335098267" calcext:value-type="float">
            <text:p>192,335098267</text:p>
          </table:table-cell>
          <table:table-cell office:value-type="float" office:value="131.087020874" calcext:value-type="float">
            <text:p>131,08702087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93.085266113" calcext:value-type="float">
            <text:p>193,085266113</text:p>
          </table:table-cell>
          <table:table-cell office:value-type="float" office:value="132.246398926" calcext:value-type="float">
            <text:p>132,24639892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93.085647583" calcext:value-type="float">
            <text:p>193,085647583</text:p>
          </table:table-cell>
          <table:table-cell office:value-type="float" office:value="277.360015869" calcext:value-type="float">
            <text:p>277,36001586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93.439437866" calcext:value-type="float">
            <text:p>193,439437866</text:p>
          </table:table-cell>
          <table:table-cell office:value-type="float" office:value="200.263000488" calcext:value-type="float">
            <text:p>200,2630004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93.849319458" calcext:value-type="float">
            <text:p>193,849319458</text:p>
          </table:table-cell>
          <table:table-cell office:value-type="float" office:value="162.802871704" calcext:value-type="float">
            <text:p>162,80287170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93.97026062" calcext:value-type="float">
            <text:p>193,97026062</text:p>
          </table:table-cell>
          <table:table-cell office:value-type="float" office:value="133.354873657" calcext:value-type="float">
            <text:p>133,35487365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94.593643188" calcext:value-type="float">
            <text:p>194,593643188</text:p>
          </table:table-cell>
          <table:table-cell office:value-type="float" office:value="162.272033691" calcext:value-type="float">
            <text:p>162,27203369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94.786361694" calcext:value-type="float">
            <text:p>194,786361694</text:p>
          </table:table-cell>
          <table:table-cell office:value-type="float" office:value="159.091384888" calcext:value-type="float">
            <text:p>159,0913848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95.679016113" calcext:value-type="float">
            <text:p>195,679016113</text:p>
          </table:table-cell>
          <table:table-cell office:value-type="float" office:value="133.50553894" calcext:value-type="float">
            <text:p>133,5055389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197.492080688" calcext:value-type="float">
            <text:p>197,492080688</text:p>
          </table:table-cell>
          <table:table-cell office:value-type="float" office:value="134.139770508" calcext:value-type="float">
            <text:p>134,13977050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97.652481079" calcext:value-type="float">
            <text:p>197,652481079</text:p>
          </table:table-cell>
          <table:table-cell office:value-type="float" office:value="204.457839966" calcext:value-type="float">
            <text:p>204,45783996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98.210159302" calcext:value-type="float">
            <text:p>198,210159302</text:p>
          </table:table-cell>
          <table:table-cell office:value-type="float" office:value="277.194335938" calcext:value-type="float">
            <text:p>277,19433593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99.619049072" calcext:value-type="float">
            <text:p>199,619049072</text:p>
          </table:table-cell>
          <table:table-cell office:value-type="float" office:value="134.508453369" calcext:value-type="float">
            <text:p>134,50845336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00.562850952" calcext:value-type="float">
            <text:p>200,562850952</text:p>
          </table:table-cell>
          <table:table-cell office:value-type="float" office:value="165.747589111" calcext:value-type="float">
            <text:p>165,74758911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00.703063965" calcext:value-type="float">
            <text:p>200,703063965</text:p>
          </table:table-cell>
          <table:table-cell office:value-type="float" office:value="212.302246094" calcext:value-type="float">
            <text:p>212,30224609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00.792953491" calcext:value-type="float">
            <text:p>200,792953491</text:p>
          </table:table-cell>
          <table:table-cell office:value-type="float" office:value="209.772598267" calcext:value-type="float">
            <text:p>209,7725982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01.483657837" calcext:value-type="float">
            <text:p>201,483657837</text:p>
          </table:table-cell>
          <table:table-cell office:value-type="float" office:value="134.542526245" calcext:value-type="float">
            <text:p>134,542526245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01.806594849" calcext:value-type="float">
            <text:p>201,806594849</text:p>
          </table:table-cell>
          <table:table-cell office:value-type="float" office:value="205.882141113" calcext:value-type="float">
            <text:p>205,88214111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02.458404541" calcext:value-type="float">
            <text:p>202,458404541</text:p>
          </table:table-cell>
          <table:table-cell office:value-type="float" office:value="225.246963501" calcext:value-type="float">
            <text:p>225,24696350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02.692245483" calcext:value-type="float">
            <text:p>202,692245483</text:p>
          </table:table-cell>
          <table:table-cell office:value-type="float" office:value="214.580123901" calcext:value-type="float">
            <text:p>214,58012390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2.70803833" calcext:value-type="float">
            <text:p>202,70803833</text:p>
          </table:table-cell>
          <table:table-cell office:value-type="float" office:value="219.778213501" calcext:value-type="float">
            <text:p>219,77821350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02.755111694" calcext:value-type="float">
            <text:p>202,755111694</text:p>
          </table:table-cell>
          <table:table-cell office:value-type="float" office:value="229.370162964" calcext:value-type="float">
            <text:p>229,37016296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02.890335083" calcext:value-type="float">
            <text:p>202,890335083</text:p>
          </table:table-cell>
          <table:table-cell office:value-type="float" office:value="220.821456909" calcext:value-type="float">
            <text:p>220,8214569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03.110534668" calcext:value-type="float">
            <text:p>203,110534668</text:p>
          </table:table-cell>
          <table:table-cell office:value-type="float" office:value="169.489501953" calcext:value-type="float">
            <text:p>169,4895019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03.666442871" calcext:value-type="float">
            <text:p>203,666442871</text:p>
          </table:table-cell>
          <table:table-cell office:value-type="float" office:value="276.87802124" calcext:value-type="float">
            <text:p>276,8780212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03.904052734" calcext:value-type="float">
            <text:p>203,904052734</text:p>
          </table:table-cell>
          <table:table-cell office:value-type="float" office:value="233.227752686" calcext:value-type="float">
            <text:p>233,22775268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204.573974609" calcext:value-type="float">
            <text:p>204,573974609</text:p>
          </table:table-cell>
          <table:table-cell office:value-type="float" office:value="136.486022949" calcext:value-type="float">
            <text:p>136,48602294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05.672348022" calcext:value-type="float">
            <text:p>205,672348022</text:p>
          </table:table-cell>
          <table:table-cell office:value-type="float" office:value="199.95274353" calcext:value-type="float">
            <text:p>199,952743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6.792495728" calcext:value-type="float">
            <text:p>206,792495728</text:p>
          </table:table-cell>
          <table:table-cell office:value-type="float" office:value="236.531005859" calcext:value-type="float">
            <text:p>236,53100585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09.289367676" calcext:value-type="float">
            <text:p>209,289367676</text:p>
          </table:table-cell>
          <table:table-cell office:value-type="float" office:value="136.627624512" calcext:value-type="float">
            <text:p>136,62762451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9.435424805" calcext:value-type="float">
            <text:p>209,435424805</text:p>
          </table:table-cell>
          <table:table-cell office:value-type="float" office:value="224.807571411" calcext:value-type="float">
            <text:p>224,80757141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09.624008179" calcext:value-type="float">
            <text:p>209,624008179</text:p>
          </table:table-cell>
          <table:table-cell office:value-type="float" office:value="195.169006348" calcext:value-type="float">
            <text:p>195,16900634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09.681655884" calcext:value-type="float">
            <text:p>209,681655884</text:p>
          </table:table-cell>
          <table:table-cell office:value-type="float" office:value="175.858978271" calcext:value-type="float">
            <text:p>175,85897827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09.728286743" calcext:value-type="float">
            <text:p>209,728286743</text:p>
          </table:table-cell>
          <table:table-cell office:value-type="float" office:value="277.119567871" calcext:value-type="float">
            <text:p>277,11956787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10.082931519" calcext:value-type="float">
            <text:p>210,082931519</text:p>
          </table:table-cell>
          <table:table-cell office:value-type="float" office:value="239.758850098" calcext:value-type="float">
            <text:p>239,75885009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10.916702271" calcext:value-type="float">
            <text:p>210,916702271</text:p>
          </table:table-cell>
          <table:table-cell office:value-type="float" office:value="176.606216431" calcext:value-type="float">
            <text:p>176,60621643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12.950424194" calcext:value-type="float">
            <text:p>212,950424194</text:p>
          </table:table-cell>
          <table:table-cell office:value-type="float" office:value="178.239151001" calcext:value-type="float">
            <text:p>178,23915100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13.185150146" calcext:value-type="float">
            <text:p>213,185150146</text:p>
          </table:table-cell>
          <table:table-cell office:value-type="float" office:value="191.976242065" calcext:value-type="float">
            <text:p>191,97624206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13.816848755" calcext:value-type="float">
            <text:p>213,816848755</text:p>
          </table:table-cell>
          <table:table-cell office:value-type="float" office:value="242.297012329" calcext:value-type="float">
            <text:p>242,29701232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4.349700928" calcext:value-type="float">
            <text:p>214,349700928</text:p>
          </table:table-cell>
          <table:table-cell office:value-type="float" office:value="225.111541748" calcext:value-type="float">
            <text:p>225,11154174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14.806991577" calcext:value-type="float">
            <text:p>214,806991577</text:p>
          </table:table-cell>
          <table:table-cell office:value-type="float" office:value="189.689437866" calcext:value-type="float">
            <text:p>189,68943786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214.961090088" calcext:value-type="float">
            <text:p>214,961090088</text:p>
          </table:table-cell>
          <table:table-cell office:value-type="float" office:value="135.344818115" calcext:value-type="float">
            <text:p>135,34481811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14.976257324" calcext:value-type="float">
            <text:p>214,976257324</text:p>
          </table:table-cell>
          <table:table-cell office:value-type="float" office:value="187.975769043" calcext:value-type="float">
            <text:p>187,97576904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15.213943481" calcext:value-type="float">
            <text:p>215,213943481</text:p>
          </table:table-cell>
          <table:table-cell office:value-type="float" office:value="280.008453369" calcext:value-type="float">
            <text:p>280,00845336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215.23600769" calcext:value-type="float">
            <text:p>215,23600769</text:p>
          </table:table-cell>
          <table:table-cell office:value-type="float" office:value="133.16418457" calcext:value-type="float">
            <text:p>133,1641845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15.479064941" calcext:value-type="float">
            <text:p>215,479064941</text:p>
          </table:table-cell>
          <table:table-cell office:value-type="float" office:value="182.991912842" calcext:value-type="float">
            <text:p>182,99191284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216.128097534" calcext:value-type="float">
            <text:p>216,128097534</text:p>
          </table:table-cell>
          <table:table-cell office:value-type="float" office:value="129.683685303" calcext:value-type="float">
            <text:p>129,68368530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217.357315063" calcext:value-type="float">
            <text:p>217,357315063</text:p>
          </table:table-cell>
          <table:table-cell office:value-type="float" office:value="125.228477478" calcext:value-type="float">
            <text:p>125,22847747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17.611724854" calcext:value-type="float">
            <text:p>217,611724854</text:p>
          </table:table-cell>
          <table:table-cell office:value-type="float" office:value="133.500411987" calcext:value-type="float">
            <text:p>133,50041198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17.837478638" calcext:value-type="float">
            <text:p>217,837478638</text:p>
          </table:table-cell>
          <table:table-cell office:value-type="float" office:value="227.303543091" calcext:value-type="float">
            <text:p>227,30354309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18.600067139" calcext:value-type="float">
            <text:p>218,600067139</text:p>
          </table:table-cell>
          <table:table-cell office:value-type="float" office:value="243.348190308" calcext:value-type="float">
            <text:p>243,34819030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18.870162964" calcext:value-type="float">
            <text:p>218,870162964</text:p>
          </table:table-cell>
          <table:table-cell office:value-type="float" office:value="119.680412292" calcext:value-type="float">
            <text:p>119,68041229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18.989532471" calcext:value-type="float">
            <text:p>218,989532471</text:p>
          </table:table-cell>
          <table:table-cell office:value-type="float" office:value="284.904693604" calcext:value-type="float">
            <text:p>284,90469360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19.637878418" calcext:value-type="float">
            <text:p>219,637878418</text:p>
          </table:table-cell>
          <table:table-cell office:value-type="float" office:value="136.947479248" calcext:value-type="float">
            <text:p>136,94747924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20.483779907" calcext:value-type="float">
            <text:p>220,483779907</text:p>
          </table:table-cell>
          <table:table-cell office:value-type="float" office:value="113.521636963" calcext:value-type="float">
            <text:p>113,52163696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21.070236206" calcext:value-type="float">
            <text:p>221,070236206</text:p>
          </table:table-cell>
          <table:table-cell office:value-type="float" office:value="289.507415771" calcext:value-type="float">
            <text:p>289,50741577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21.082214355" calcext:value-type="float">
            <text:p>221,082214355</text:p>
          </table:table-cell>
          <table:table-cell office:value-type="float" office:value="231.183181763" calcext:value-type="float">
            <text:p>231,18318176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221.623138428" calcext:value-type="float">
            <text:p>221,623138428</text:p>
          </table:table-cell>
          <table:table-cell office:value-type="float" office:value="129.517227173" calcext:value-type="float">
            <text:p>129,5172271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221.901535034" calcext:value-type="float">
            <text:p>221,901535034</text:p>
          </table:table-cell>
          <table:table-cell office:value-type="float" office:value="107.292030334" calcext:value-type="float">
            <text:p>107,29203033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22.974105835" calcext:value-type="float">
            <text:p>222,974105835</text:p>
          </table:table-cell>
          <table:table-cell office:value-type="float" office:value="106.391708374" calcext:value-type="float">
            <text:p>106,39170837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23.109771729" calcext:value-type="float">
            <text:p>223,109771729</text:p>
          </table:table-cell>
          <table:table-cell office:value-type="float" office:value="165.425857544" calcext:value-type="float">
            <text:p>165,425857544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223.418289185" calcext:value-type="float">
            <text:p>223,418289185</text:p>
          </table:table-cell>
          <table:table-cell office:value-type="float" office:value="104.972213745" calcext:value-type="float">
            <text:p>104,97221374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223.947998047" calcext:value-type="float">
            <text:p>223,947998047</text:p>
          </table:table-cell>
          <table:table-cell office:value-type="float" office:value="103.545379639" calcext:value-type="float">
            <text:p>103,54537963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24.034301758" calcext:value-type="float">
            <text:p>224,034301758</text:p>
          </table:table-cell>
          <table:table-cell office:value-type="float" office:value="246.172897339" calcext:value-type="float">
            <text:p>246,17289733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24.060821533" calcext:value-type="float">
            <text:p>224,060821533</text:p>
          </table:table-cell>
          <table:table-cell office:value-type="float" office:value="164.454437256" calcext:value-type="float">
            <text:p>164,45443725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24.251846313" calcext:value-type="float">
            <text:p>224,251846313</text:p>
          </table:table-cell>
          <table:table-cell office:value-type="float" office:value="104.347541809" calcext:value-type="float">
            <text:p>104,3475418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24.325683594" calcext:value-type="float">
            <text:p>224,325683594</text:p>
          </table:table-cell>
          <table:table-cell office:value-type="float" office:value="292.87210083" calcext:value-type="float">
            <text:p>292,8721008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24.597763062" calcext:value-type="float">
            <text:p>224,597763062</text:p>
          </table:table-cell>
          <table:table-cell office:value-type="float" office:value="235.153656006" calcext:value-type="float">
            <text:p>235,15365600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24.754058838" calcext:value-type="float">
            <text:p>224,754058838</text:p>
          </table:table-cell>
          <table:table-cell office:value-type="float" office:value="160.880935669" calcext:value-type="float">
            <text:p>160,88093566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25.360595703" calcext:value-type="float">
            <text:p>225,360595703</text:p>
          </table:table-cell>
          <table:table-cell office:value-type="float" office:value="138.700241089" calcext:value-type="float">
            <text:p>138,70024108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25.449050903" calcext:value-type="float">
            <text:p>225,449050903</text:p>
          </table:table-cell>
          <table:table-cell office:value-type="float" office:value="126.918754578" calcext:value-type="float">
            <text:p>126,91875457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25.667251587" calcext:value-type="float">
            <text:p>225,667251587</text:p>
          </table:table-cell>
          <table:table-cell office:value-type="float" office:value="125.512115479" calcext:value-type="float">
            <text:p>125,51211547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25.723968506" calcext:value-type="float">
            <text:p>225,723968506</text:p>
          </table:table-cell>
          <table:table-cell office:value-type="float" office:value="139.28553772" calcext:value-type="float">
            <text:p>139,2855377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225.952865601" calcext:value-type="float">
            <text:p>225,952865601</text:p>
          </table:table-cell>
          <table:table-cell office:value-type="float" office:value="111.190238953" calcext:value-type="float">
            <text:p>111,1902389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26.715209961" calcext:value-type="float">
            <text:p>226,715209961</text:p>
          </table:table-cell>
          <table:table-cell office:value-type="float" office:value="174.810714722" calcext:value-type="float">
            <text:p>174,81071472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26.876327515" calcext:value-type="float">
            <text:p>226,876327515</text:p>
          </table:table-cell>
          <table:table-cell office:value-type="float" office:value="170.129272461" calcext:value-type="float">
            <text:p>170,12927246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27.188613892" calcext:value-type="float">
            <text:p>227,188613892</text:p>
          </table:table-cell>
          <table:table-cell office:value-type="float" office:value="125.707061768" calcext:value-type="float">
            <text:p>125,7070617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27.349212646" calcext:value-type="float">
            <text:p>227,349212646</text:p>
          </table:table-cell>
          <table:table-cell office:value-type="float" office:value="158.986206055" calcext:value-type="float">
            <text:p>158,98620605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27.726394653" calcext:value-type="float">
            <text:p>227,726394653</text:p>
          </table:table-cell>
          <table:table-cell office:value-type="float" office:value="239.006439209" calcext:value-type="float">
            <text:p>239,0064392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28.043487549" calcext:value-type="float">
            <text:p>228,043487549</text:p>
          </table:table-cell>
          <table:table-cell office:value-type="float" office:value="296.139678955" calcext:value-type="float">
            <text:p>296,13967895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8.146621704" calcext:value-type="float">
            <text:p>228,146621704</text:p>
          </table:table-cell>
          <table:table-cell office:value-type="float" office:value="250.832122803" calcext:value-type="float">
            <text:p>250,83212280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28.263549805" calcext:value-type="float">
            <text:p>228,263549805</text:p>
          </table:table-cell>
          <table:table-cell office:value-type="float" office:value="179.429367065" calcext:value-type="float">
            <text:p>179,42936706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28.756774902" calcext:value-type="float">
            <text:p>228,756774902</text:p>
          </table:table-cell>
          <table:table-cell office:value-type="float" office:value="116.033843994" calcext:value-type="float">
            <text:p>116,03384399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228.795135498" calcext:value-type="float">
            <text:p>228,795135498</text:p>
          </table:table-cell>
          <table:table-cell office:value-type="float" office:value="157.448120117" calcext:value-type="float">
            <text:p>157,44812011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29.147888184" calcext:value-type="float">
            <text:p>229,147888184</text:p>
          </table:table-cell>
          <table:table-cell office:value-type="float" office:value="151.084686279" calcext:value-type="float">
            <text:p>151,08468627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229.189117432" calcext:value-type="float">
            <text:p>229,189117432</text:p>
          </table:table-cell>
          <table:table-cell office:value-type="float" office:value="154.711257935" calcext:value-type="float">
            <text:p>154,71125793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29.22315979" calcext:value-type="float">
            <text:p>229,22315979</text:p>
          </table:table-cell>
          <table:table-cell office:value-type="float" office:value="256.523529053" calcext:value-type="float">
            <text:p>256,5235290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29.962936401" calcext:value-type="float">
            <text:p>229,962936401</text:p>
          </table:table-cell>
          <table:table-cell office:value-type="float" office:value="127.284713745" calcext:value-type="float">
            <text:p>127,28471374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30.54800415" calcext:value-type="float">
            <text:p>230,54800415</text:p>
          </table:table-cell>
          <table:table-cell office:value-type="float" office:value="243.334732056" calcext:value-type="float">
            <text:p>243,33473205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231.540847778" calcext:value-type="float">
            <text:p>231,540847778</text:p>
          </table:table-cell>
          <table:table-cell office:value-type="float" office:value="118.649513245" calcext:value-type="float">
            <text:p>118,64951324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31.759628296" calcext:value-type="float">
            <text:p>231,759628296</text:p>
          </table:table-cell>
          <table:table-cell office:value-type="float" office:value="260.684143066" calcext:value-type="float">
            <text:p>260,68414306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32.237823486" calcext:value-type="float">
            <text:p>232,237823486</text:p>
          </table:table-cell>
          <table:table-cell office:value-type="float" office:value="299.037109375" calcext:value-type="float">
            <text:p>299,03710937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32.799682617" calcext:value-type="float">
            <text:p>232,799682617</text:p>
          </table:table-cell>
          <table:table-cell office:value-type="float" office:value="247.843795776" calcext:value-type="float">
            <text:p>247,84379577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33.680999756" calcext:value-type="float">
            <text:p>233,680999756</text:p>
          </table:table-cell>
          <table:table-cell office:value-type="float" office:value="190.382217407" calcext:value-type="float">
            <text:p>190,38221740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234.20249939" calcext:value-type="float">
            <text:p>234,20249939</text:p>
          </table:table-cell>
          <table:table-cell office:value-type="float" office:value="119.097938538" calcext:value-type="float">
            <text:p>119,09793853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34.416534424" calcext:value-type="float">
            <text:p>234,416534424</text:p>
          </table:table-cell>
          <table:table-cell office:value-type="float" office:value="130.233093262" calcext:value-type="float">
            <text:p>130,23309326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5.013687134" calcext:value-type="float">
            <text:p>235,013687134</text:p>
          </table:table-cell>
          <table:table-cell office:value-type="float" office:value="264.000793457" calcext:value-type="float">
            <text:p>264,00079345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35.260375977" calcext:value-type="float">
            <text:p>235,260375977</text:p>
          </table:table-cell>
          <table:table-cell office:value-type="float" office:value="251.984344482" calcext:value-type="float">
            <text:p>251,98434448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5.736724854" calcext:value-type="float">
            <text:p>235,736724854</text:p>
          </table:table-cell>
          <table:table-cell office:value-type="float" office:value="300.695648193" calcext:value-type="float">
            <text:p>300,69564819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36.390014648" calcext:value-type="float">
            <text:p>236,390014648</text:p>
          </table:table-cell>
          <table:table-cell office:value-type="float" office:value="189.959014893" calcext:value-type="float">
            <text:p>189,95901489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36.555786133" calcext:value-type="float">
            <text:p>236,555786133</text:p>
          </table:table-cell>
          <table:table-cell office:value-type="float" office:value="116.945762634" calcext:value-type="float">
            <text:p>116,94576263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37.51612854" calcext:value-type="float">
            <text:p>237,51612854</text:p>
          </table:table-cell>
          <table:table-cell office:value-type="float" office:value="133.453567505" calcext:value-type="float">
            <text:p>133,45356750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37.589126587" calcext:value-type="float">
            <text:p>237,589126587</text:p>
          </table:table-cell>
          <table:table-cell office:value-type="float" office:value="188.913131714" calcext:value-type="float">
            <text:p>188,91313171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238.48866272" calcext:value-type="float">
            <text:p>238,48866272</text:p>
          </table:table-cell>
          <table:table-cell office:value-type="float" office:value="112.753715515" calcext:value-type="float">
            <text:p>112,75371551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9.246017456" calcext:value-type="float">
            <text:p>239,246017456</text:p>
          </table:table-cell>
          <table:table-cell office:value-type="float" office:value="267.405670166" calcext:value-type="float">
            <text:p>267,40567016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39.371017456" calcext:value-type="float">
            <text:p>239,371017456</text:p>
          </table:table-cell>
          <table:table-cell office:value-type="float" office:value="301.43157959" calcext:value-type="float">
            <text:p>301,4315795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39.541687012" calcext:value-type="float">
            <text:p>239,541687012</text:p>
          </table:table-cell>
          <table:table-cell office:value-type="float" office:value="256.684020996" calcext:value-type="float">
            <text:p>256,68402099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239.875595093" calcext:value-type="float">
            <text:p>239,875595093</text:p>
          </table:table-cell>
          <table:table-cell office:value-type="float" office:value="107.216842651" calcext:value-type="float">
            <text:p>107,21684265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40.086898804" calcext:value-type="float">
            <text:p>240,086898804</text:p>
          </table:table-cell>
          <table:table-cell office:value-type="float" office:value="191.00088501" calcext:value-type="float">
            <text:p>191,0008850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240.201660156" calcext:value-type="float">
            <text:p>240,201660156</text:p>
          </table:table-cell>
          <table:table-cell office:value-type="float" office:value="79.488899231" calcext:value-type="float">
            <text:p>79,48889923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240.228805542" calcext:value-type="float">
            <text:p>240,228805542</text:p>
          </table:table-cell>
          <table:table-cell office:value-type="float" office:value="77.5824356079" calcext:value-type="float">
            <text:p>77,582435607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240.281036377" calcext:value-type="float">
            <text:p>240,281036377</text:p>
          </table:table-cell>
          <table:table-cell office:value-type="float" office:value="75.3262329102" calcext:value-type="float">
            <text:p>75,326232910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240.328186035" calcext:value-type="float">
            <text:p>240,328186035</text:p>
          </table:table-cell>
          <table:table-cell office:value-type="float" office:value="137.650817871" calcext:value-type="float">
            <text:p>137,65081787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240.639328003" calcext:value-type="float">
            <text:p>240,639328003</text:p>
          </table:table-cell>
          <table:table-cell office:value-type="float" office:value="101.230110168" calcext:value-type="float">
            <text:p>101,2301101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240.655609131" calcext:value-type="float">
            <text:p>240,655609131</text:p>
          </table:table-cell>
          <table:table-cell office:value-type="float" office:value="81.6015396118" calcext:value-type="float">
            <text:p>81,601539611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240.918991089" calcext:value-type="float">
            <text:p>240,918991089</text:p>
          </table:table-cell>
          <table:table-cell office:value-type="float" office:value="94.5385437012" calcext:value-type="float">
            <text:p>94,538543701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241.187744141" calcext:value-type="float">
            <text:p>241,187744141</text:p>
          </table:table-cell>
          <table:table-cell office:value-type="float" office:value="84.6487884521" calcext:value-type="float">
            <text:p>84,648788452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41.759521484" calcext:value-type="float">
            <text:p>241,759521484</text:p>
          </table:table-cell>
          <table:table-cell office:value-type="float" office:value="137.406112671" calcext:value-type="float">
            <text:p>137,40611267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41.880599976" calcext:value-type="float">
            <text:p>241,880599976</text:p>
          </table:table-cell>
          <table:table-cell office:value-type="float" office:value="136.944519043" calcext:value-type="float">
            <text:p>136,94451904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2.803070068" calcext:value-type="float">
            <text:p>242,803070068</text:p>
          </table:table-cell>
          <table:table-cell office:value-type="float" office:value="300.637969971" calcext:value-type="float">
            <text:p>300,63796997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43.025634766" calcext:value-type="float">
            <text:p>243,025634766</text:p>
          </table:table-cell>
          <table:table-cell office:value-type="float" office:value="137.301620483" calcext:value-type="float">
            <text:p>137,30162048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43.378387451" calcext:value-type="float">
            <text:p>243,378387451</text:p>
          </table:table-cell>
          <table:table-cell office:value-type="float" office:value="125.344924927" calcext:value-type="float">
            <text:p>125,34492492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243.400466919" calcext:value-type="float">
            <text:p>243,400466919</text:p>
          </table:table-cell>
          <table:table-cell office:value-type="float" office:value="195.442153931" calcext:value-type="float">
            <text:p>195,44215393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43.560256958" calcext:value-type="float">
            <text:p>243,560256958</text:p>
          </table:table-cell>
          <table:table-cell office:value-type="float" office:value="135.220626831" calcext:value-type="float">
            <text:p>135,22062683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3.633575439" calcext:value-type="float">
            <text:p>243,633575439</text:p>
          </table:table-cell>
          <table:table-cell office:value-type="float" office:value="271.363555908" calcext:value-type="float">
            <text:p>271,36355590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43.701385498" calcext:value-type="float">
            <text:p>243,701385498</text:p>
          </table:table-cell>
          <table:table-cell office:value-type="float" office:value="123.066795349" calcext:value-type="float">
            <text:p>123,06679534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44.16998291" calcext:value-type="float">
            <text:p>244,16998291</text:p>
          </table:table-cell>
          <table:table-cell office:value-type="float" office:value="124.379127502" calcext:value-type="float">
            <text:p>124,37912750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45.079803467" calcext:value-type="float">
            <text:p>245,079803467</text:p>
          </table:table-cell>
          <table:table-cell office:value-type="float" office:value="122.816642761" calcext:value-type="float">
            <text:p>122,81664276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45.739181519" calcext:value-type="float">
            <text:p>245,739181519</text:p>
          </table:table-cell>
          <table:table-cell office:value-type="float" office:value="125.263648987" calcext:value-type="float">
            <text:p>125,26364898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45.933959961" calcext:value-type="float">
            <text:p>245,933959961</text:p>
          </table:table-cell>
          <table:table-cell office:value-type="float" office:value="134.028671265" calcext:value-type="float">
            <text:p>134,028671265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46.028762817" calcext:value-type="float">
            <text:p>246,028762817</text:p>
          </table:table-cell>
          <table:table-cell office:value-type="float" office:value="199.465789795" calcext:value-type="float">
            <text:p>199,46578979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6.339691162" calcext:value-type="float">
            <text:p>246,339691162</text:p>
          </table:table-cell>
          <table:table-cell office:value-type="float" office:value="120.733459473" calcext:value-type="float">
            <text:p>120,7334594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6.377227783" calcext:value-type="float">
            <text:p>246,377227783</text:p>
          </table:table-cell>
          <table:table-cell office:value-type="float" office:value="276.396697998" calcext:value-type="float">
            <text:p>276,39669799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47.043899536" calcext:value-type="float">
            <text:p>247,043899536</text:p>
          </table:table-cell>
          <table:table-cell office:value-type="float" office:value="258.66696167" calcext:value-type="float">
            <text:p>258,666961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47.526046753" calcext:value-type="float">
            <text:p>247,526046753</text:p>
          </table:table-cell>
          <table:table-cell office:value-type="float" office:value="118.517677307" calcext:value-type="float">
            <text:p>118,51767730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48.060714722" calcext:value-type="float">
            <text:p>248,060714722</text:p>
          </table:table-cell>
          <table:table-cell office:value-type="float" office:value="121.503379822" calcext:value-type="float">
            <text:p>121,50337982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48.201217651" calcext:value-type="float">
            <text:p>248,201217651</text:p>
          </table:table-cell>
          <table:table-cell office:value-type="float" office:value="298.478515625" calcext:value-type="float">
            <text:p>298,47851562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8.431884766" calcext:value-type="float">
            <text:p>248,431884766</text:p>
          </table:table-cell>
          <table:table-cell office:value-type="float" office:value="280.551300049" calcext:value-type="float">
            <text:p>280,55130004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48.760528564" calcext:value-type="float">
            <text:p>248,760528564</text:p>
          </table:table-cell>
          <table:table-cell office:value-type="float" office:value="116.110237122" calcext:value-type="float">
            <text:p>116,11023712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48.976486206" calcext:value-type="float">
            <text:p>248,976486206</text:p>
          </table:table-cell>
          <table:table-cell office:value-type="float" office:value="126.542266846" calcext:value-type="float">
            <text:p>126,5422668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49.05380249" calcext:value-type="float">
            <text:p>249,05380249</text:p>
          </table:table-cell>
          <table:table-cell office:value-type="float" office:value="203.613983154" calcext:value-type="float">
            <text:p>203,61398315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250.429779053" calcext:value-type="float">
            <text:p>250,429779053</text:p>
          </table:table-cell>
          <table:table-cell office:value-type="float" office:value="113.742584229" calcext:value-type="float">
            <text:p>113,74258422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50.756210327" calcext:value-type="float">
            <text:p>250,756210327</text:p>
          </table:table-cell>
          <table:table-cell office:value-type="float" office:value="283.292877197" calcext:value-type="float">
            <text:p>283,29287719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50.943481445" calcext:value-type="float">
            <text:p>250,943481445</text:p>
          </table:table-cell>
          <table:table-cell office:value-type="float" office:value="122.215270996" calcext:value-type="float">
            <text:p>122,21527099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252.09085083" calcext:value-type="float">
            <text:p>252,09085083</text:p>
          </table:table-cell>
          <table:table-cell office:value-type="float" office:value="111.68724823" calcext:value-type="float">
            <text:p>111,6872482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52.356781006" calcext:value-type="float">
            <text:p>252,356781006</text:p>
          </table:table-cell>
          <table:table-cell office:value-type="float" office:value="206.668930054" calcext:value-type="float">
            <text:p>206,66893005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52.577972412" calcext:value-type="float">
            <text:p>252,577972412</text:p>
          </table:table-cell>
          <table:table-cell office:value-type="float" office:value="128.302993774" calcext:value-type="float">
            <text:p>128,30299377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52.898834229" calcext:value-type="float">
            <text:p>252,898834229</text:p>
          </table:table-cell>
          <table:table-cell office:value-type="float" office:value="149.725662231" calcext:value-type="float">
            <text:p>149,725662231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3.393310547" calcext:value-type="float">
            <text:p>253,393310547</text:p>
          </table:table-cell>
          <table:table-cell office:value-type="float" office:value="284.472625732" calcext:value-type="float">
            <text:p>284,47262573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53.510055542" calcext:value-type="float">
            <text:p>253,510055542</text:p>
          </table:table-cell>
          <table:table-cell office:value-type="float" office:value="254.679977417" calcext:value-type="float">
            <text:p>254,67997741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3.884078979" calcext:value-type="float">
            <text:p>253,884078979</text:p>
          </table:table-cell>
          <table:table-cell office:value-type="float" office:value="297.689025879" calcext:value-type="float">
            <text:p>297,68902587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254.134246826" calcext:value-type="float">
            <text:p>254,134246826</text:p>
          </table:table-cell>
          <table:table-cell office:value-type="float" office:value="108.205245972" calcext:value-type="float">
            <text:p>108,20524597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55.585586548" calcext:value-type="float">
            <text:p>255,585586548</text:p>
          </table:table-cell>
          <table:table-cell office:value-type="float" office:value="148.951721191" calcext:value-type="float">
            <text:p>148,95172119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55.727630615" calcext:value-type="float">
            <text:p>255,727630615</text:p>
          </table:table-cell>
          <table:table-cell office:value-type="float" office:value="207.605300903" calcext:value-type="float">
            <text:p>207,60530090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256.277404785" calcext:value-type="float">
            <text:p>256,277404785</text:p>
          </table:table-cell>
          <table:table-cell office:value-type="float" office:value="105.021018982" calcext:value-type="float">
            <text:p>105,02101898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56.459289551" calcext:value-type="float">
            <text:p>256,459289551</text:p>
          </table:table-cell>
          <table:table-cell office:value-type="float" office:value="129.451599121" calcext:value-type="float">
            <text:p>129,45159912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6.872711182" calcext:value-type="float">
            <text:p>256,872711182</text:p>
          </table:table-cell>
          <table:table-cell office:value-type="float" office:value="283.410644531" calcext:value-type="float">
            <text:p>283,41064453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56.897399902" calcext:value-type="float">
            <text:p>256,897399902</text:p>
          </table:table-cell>
          <table:table-cell office:value-type="float" office:value="251.142684937" calcext:value-type="float">
            <text:p>251,14268493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57.578125" calcext:value-type="float">
            <text:p>257,578125</text:p>
          </table:table-cell>
          <table:table-cell office:value-type="float" office:value="207.599822998" calcext:value-type="float">
            <text:p>207,59982299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57.658111572" calcext:value-type="float">
            <text:p>257,658111572</text:p>
          </table:table-cell>
          <table:table-cell office:value-type="float" office:value="206.568969727" calcext:value-type="float">
            <text:p>206,56896972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57.751586914" calcext:value-type="float">
            <text:p>257,751586914</text:p>
          </table:table-cell>
          <table:table-cell office:value-type="float" office:value="150.5" calcext:value-type="float">
            <text:p>150,5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58.158996582" calcext:value-type="float">
            <text:p>258,158996582</text:p>
          </table:table-cell>
          <table:table-cell office:value-type="float" office:value="248.264694214" calcext:value-type="float">
            <text:p>248,26469421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58.425689697" calcext:value-type="float">
            <text:p>258,425689697</text:p>
          </table:table-cell>
          <table:table-cell office:value-type="float" office:value="101.945594788" calcext:value-type="float">
            <text:p>101,9455947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59.132751465" calcext:value-type="float">
            <text:p>259,132751465</text:p>
          </table:table-cell>
          <table:table-cell office:value-type="float" office:value="203.709075928" calcext:value-type="float">
            <text:p>203,70907592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9.320526123" calcext:value-type="float">
            <text:p>259,320526123</text:p>
          </table:table-cell>
          <table:table-cell office:value-type="float" office:value="297.216766357" calcext:value-type="float">
            <text:p>297,21676635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59.355773926" calcext:value-type="float">
            <text:p>259,355773926</text:p>
          </table:table-cell>
          <table:table-cell office:value-type="float" office:value="133.888519287" calcext:value-type="float">
            <text:p>133,888519287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60.018341064" calcext:value-type="float">
            <text:p>260,018341064</text:p>
          </table:table-cell>
          <table:table-cell office:value-type="float" office:value="130.748153687" calcext:value-type="float">
            <text:p>130,74815368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260.354705811" calcext:value-type="float">
            <text:p>260,354705811</text:p>
          </table:table-cell>
          <table:table-cell office:value-type="float" office:value="98.0502700806" calcext:value-type="float">
            <text:p>98,050270080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60.662750244" calcext:value-type="float">
            <text:p>260,662750244</text:p>
          </table:table-cell>
          <table:table-cell office:value-type="float" office:value="199.742004395" calcext:value-type="float">
            <text:p>199,74200439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61.175964355" calcext:value-type="float">
            <text:p>261,175964355</text:p>
          </table:table-cell>
          <table:table-cell office:value-type="float" office:value="194.352523804" calcext:value-type="float">
            <text:p>194,35252380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62.002929688" calcext:value-type="float">
            <text:p>262,002929688</text:p>
          </table:table-cell>
          <table:table-cell office:value-type="float" office:value="281.825439453" calcext:value-type="float">
            <text:p>281,8254394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62.709655762" calcext:value-type="float">
            <text:p>262,709655762</text:p>
          </table:table-cell>
          <table:table-cell office:value-type="float" office:value="189.484970093" calcext:value-type="float">
            <text:p>189,48497009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262.798370361" calcext:value-type="float">
            <text:p>262,798370361</text:p>
          </table:table-cell>
          <table:table-cell office:value-type="float" office:value="93.6133270264" calcext:value-type="float">
            <text:p>93,613327026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63.697540283" calcext:value-type="float">
            <text:p>263,697540283</text:p>
          </table:table-cell>
          <table:table-cell office:value-type="float" office:value="132.877685547" calcext:value-type="float">
            <text:p>132,87768554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63.994934082" calcext:value-type="float">
            <text:p>263,994934082</text:p>
          </table:table-cell>
          <table:table-cell office:value-type="float" office:value="245.054031372" calcext:value-type="float">
            <text:p>245,05403137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4.323577881" calcext:value-type="float">
            <text:p>264,323577881</text:p>
          </table:table-cell>
          <table:table-cell office:value-type="float" office:value="295.783447266" calcext:value-type="float">
            <text:p>295,78344726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65.529052734" calcext:value-type="float">
            <text:p>265,529052734</text:p>
          </table:table-cell>
          <table:table-cell office:value-type="float" office:value="183.594985962" calcext:value-type="float">
            <text:p>183,59498596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66.25213623" calcext:value-type="float">
            <text:p>266,25213623</text:p>
          </table:table-cell>
          <table:table-cell office:value-type="float" office:value="133.091445923" calcext:value-type="float">
            <text:p>133,091445923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267.907318115" calcext:value-type="float">
            <text:p>267,907318115</text:p>
          </table:table-cell>
          <table:table-cell office:value-type="float" office:value="87.5969772339" calcext:value-type="float">
            <text:p>87,596977233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68.272583008" calcext:value-type="float">
            <text:p>268,272583008</text:p>
          </table:table-cell>
          <table:table-cell office:value-type="float" office:value="134.630569458" calcext:value-type="float">
            <text:p>134,63056945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8.358215332" calcext:value-type="float">
            <text:p>268,358215332</text:p>
          </table:table-cell>
          <table:table-cell office:value-type="float" office:value="242.016296387" calcext:value-type="float">
            <text:p>242,01629638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8.613555908" calcext:value-type="float">
            <text:p>268,613555908</text:p>
          </table:table-cell>
          <table:table-cell office:value-type="float" office:value="283.007446289" calcext:value-type="float">
            <text:p>283,00744628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69.946044922" calcext:value-type="float">
            <text:p>269,946044922</text:p>
          </table:table-cell>
          <table:table-cell office:value-type="float" office:value="178.477050781" calcext:value-type="float">
            <text:p>178,47705078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69.961547852" calcext:value-type="float">
            <text:p>269,961547852</text:p>
          </table:table-cell>
          <table:table-cell office:value-type="float" office:value="84.4029388428" calcext:value-type="float">
            <text:p>84,402938842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0.039672852" calcext:value-type="float">
            <text:p>270,039672852</text:p>
          </table:table-cell>
          <table:table-cell office:value-type="float" office:value="294.469207764" calcext:value-type="float">
            <text:p>294,46920776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70.779663086" calcext:value-type="float">
            <text:p>270,779663086</text:p>
          </table:table-cell>
          <table:table-cell office:value-type="float" office:value="81.5694961548" calcext:value-type="float">
            <text:p>81,569496154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270.996856689" calcext:value-type="float">
            <text:p>270,996856689</text:p>
          </table:table-cell>
          <table:table-cell office:value-type="float" office:value="77.0051193237" calcext:value-type="float">
            <text:p>77,005119323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271.283630371" calcext:value-type="float">
            <text:p>271,283630371</text:p>
          </table:table-cell>
          <table:table-cell office:value-type="float" office:value="74.7283248901" calcext:value-type="float">
            <text:p>74,728324890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153.5" calcext:value-type="float">
            <text:p>153,5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272.128448486" calcext:value-type="float">
            <text:p>272,128448486</text:p>
          </table:table-cell>
          <table:table-cell office:value-type="float" office:value="135.475692749" calcext:value-type="float">
            <text:p>135,47569274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2.176605225" calcext:value-type="float">
            <text:p>272,176605225</text:p>
          </table:table-cell>
          <table:table-cell office:value-type="float" office:value="239.23274231" calcext:value-type="float">
            <text:p>239,2327423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272.518676758" calcext:value-type="float">
            <text:p>272,518676758</text:p>
          </table:table-cell>
          <table:table-cell office:value-type="float" office:value="78.66015625" calcext:value-type="float">
            <text:p>78,6601562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274.82220459" calcext:value-type="float">
            <text:p>274,82220459</text:p>
          </table:table-cell>
          <table:table-cell office:value-type="float" office:value="293.493743896" calcext:value-type="float">
            <text:p>293,49374389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275.022918701" calcext:value-type="float">
            <text:p>275,022918701</text:p>
          </table:table-cell>
          <table:table-cell office:value-type="float" office:value="76.1906051636" calcext:value-type="float">
            <text:p>76,190605163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275.114624023" calcext:value-type="float">
            <text:p>275,114624023</text:p>
          </table:table-cell>
          <table:table-cell office:value-type="float" office:value="42.1550292969" calcext:value-type="float">
            <text:p>42,155029296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275.45223999" calcext:value-type="float">
            <text:p>275,45223999</text:p>
          </table:table-cell>
          <table:table-cell office:value-type="float" office:value="45.559967041" calcext:value-type="float">
            <text:p>45,55996704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75.851531982" calcext:value-type="float">
            <text:p>275,851531982</text:p>
          </table:table-cell>
          <table:table-cell office:value-type="float" office:value="51.2200698853" calcext:value-type="float">
            <text:p>51,22006988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76.065856934" calcext:value-type="float">
            <text:p>276,065856934</text:p>
          </table:table-cell>
          <table:table-cell office:value-type="float" office:value="137.486709595" calcext:value-type="float">
            <text:p>137,48670959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6.128845215" calcext:value-type="float">
            <text:p>276,128845215</text:p>
          </table:table-cell>
          <table:table-cell office:value-type="float" office:value="192.881225586" calcext:value-type="float">
            <text:p>192,881225586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76.171478271" calcext:value-type="float">
            <text:p>276,171478271</text:p>
          </table:table-cell>
          <table:table-cell office:value-type="float" office:value="289.517852783" calcext:value-type="float">
            <text:p>289,51785278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276.643096924" calcext:value-type="float">
            <text:p>276,643096924</text:p>
          </table:table-cell>
          <table:table-cell office:value-type="float" office:value="57.1454467773" calcext:value-type="float">
            <text:p>57,14544677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76.696777344" calcext:value-type="float">
            <text:p>276,696777344</text:p>
          </table:table-cell>
          <table:table-cell office:value-type="float" office:value="287.154968262" calcext:value-type="float">
            <text:p>287,15496826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7.041412354" calcext:value-type="float">
            <text:p>277,041412354</text:p>
          </table:table-cell>
          <table:table-cell office:value-type="float" office:value="197.547454834" calcext:value-type="float">
            <text:p>197,54745483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77.073242188" calcext:value-type="float">
            <text:p>277,073242188</text:p>
          </table:table-cell>
          <table:table-cell office:value-type="float" office:value="155.017166138" calcext:value-type="float">
            <text:p>155,01716613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7.288757324" calcext:value-type="float">
            <text:p>277,288757324</text:p>
          </table:table-cell>
          <table:table-cell office:value-type="float" office:value="245.221405029" calcext:value-type="float">
            <text:p>245,22140502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77.397491455" calcext:value-type="float">
            <text:p>277,397491455</text:p>
          </table:table-cell>
          <table:table-cell office:value-type="float" office:value="63.8909454346" calcext:value-type="float">
            <text:p>63,89094543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78.092132568" calcext:value-type="float">
            <text:p>278,092132568</text:p>
          </table:table-cell>
          <table:table-cell office:value-type="float" office:value="202.32131958" calcext:value-type="float">
            <text:p>202,3213195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78.34173584" calcext:value-type="float">
            <text:p>278,34173584</text:p>
          </table:table-cell>
          <table:table-cell office:value-type="float" office:value="292.599182129" calcext:value-type="float">
            <text:p>292,59918212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278.587677002" calcext:value-type="float">
            <text:p>278,587677002</text:p>
          </table:table-cell>
          <table:table-cell office:value-type="float" office:value="70.1438522339" calcext:value-type="float">
            <text:p>70,143852233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78.898101807" calcext:value-type="float">
            <text:p>278,898101807</text:p>
          </table:table-cell>
          <table:table-cell office:value-type="float" office:value="141.250595093" calcext:value-type="float">
            <text:p>141,25059509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79.011138916" calcext:value-type="float">
            <text:p>279,011138916</text:p>
          </table:table-cell>
          <table:table-cell office:value-type="float" office:value="81.6496963501" calcext:value-type="float">
            <text:p>81,649696350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279.49319458" calcext:value-type="float">
            <text:p>279,49319458</text:p>
          </table:table-cell>
          <table:table-cell office:value-type="float" office:value="75.2072982788" calcext:value-type="float">
            <text:p>75,20729827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9.583831787" calcext:value-type="float">
            <text:p>279,583831787</text:p>
          </table:table-cell>
          <table:table-cell office:value-type="float" office:value="251.652435303" calcext:value-type="float">
            <text:p>251,65243530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79.70425415" calcext:value-type="float">
            <text:p>279,70425415</text:p>
          </table:table-cell>
          <table:table-cell office:value-type="float" office:value="320.792877197" calcext:value-type="float">
            <text:p>320,79287719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79.838745117" calcext:value-type="float">
            <text:p>279,838745117</text:p>
          </table:table-cell>
          <table:table-cell office:value-type="float" office:value="208.263137817" calcext:value-type="float">
            <text:p>208,26313781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279.888153076" calcext:value-type="float">
            <text:p>279,888153076</text:p>
          </table:table-cell>
          <table:table-cell office:value-type="float" office:value="81.1393966675" calcext:value-type="float">
            <text:p>81,139396667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79.90020752" calcext:value-type="float">
            <text:p>279,90020752</text:p>
          </table:table-cell>
          <table:table-cell office:value-type="float" office:value="315.843505859" calcext:value-type="float">
            <text:p>315,84350585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280.052368164" calcext:value-type="float">
            <text:p>280,052368164</text:p>
          </table:table-cell>
          <table:table-cell office:value-type="float" office:value="78.832321167" calcext:value-type="float">
            <text:p>78,8323211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80.260162354" calcext:value-type="float">
            <text:p>280,260162354</text:p>
          </table:table-cell>
          <table:table-cell office:value-type="float" office:value="325.514770508" calcext:value-type="float">
            <text:p>325,51477050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80.365844727" calcext:value-type="float">
            <text:p>280,365844727</text:p>
          </table:table-cell>
          <table:table-cell office:value-type="float" office:value="170.647384644" calcext:value-type="float">
            <text:p>170,64738464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80.468963623" calcext:value-type="float">
            <text:p>280,468963623</text:p>
          </table:table-cell>
          <table:table-cell office:value-type="float" office:value="311.972717285" calcext:value-type="float">
            <text:p>311,97271728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80.619354248" calcext:value-type="float">
            <text:p>280,619354248</text:p>
          </table:table-cell>
          <table:table-cell office:value-type="float" office:value="212.287094116" calcext:value-type="float">
            <text:p>212,28709411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80.682495117" calcext:value-type="float">
            <text:p>280,682495117</text:p>
          </table:table-cell>
          <table:table-cell office:value-type="float" office:value="174.840270996" calcext:value-type="float">
            <text:p>174,84027099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80.792877197" calcext:value-type="float">
            <text:p>280,792877197</text:p>
          </table:table-cell>
          <table:table-cell office:value-type="float" office:value="157.74382019" calcext:value-type="float">
            <text:p>157,7438201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80.821166992" calcext:value-type="float">
            <text:p>280,821166992</text:p>
          </table:table-cell>
          <table:table-cell office:value-type="float" office:value="194.695953369" calcext:value-type="float">
            <text:p>194,69595336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0.822509766" calcext:value-type="float">
            <text:p>280,822509766</text:p>
          </table:table-cell>
          <table:table-cell office:value-type="float" office:value="253.764266968" calcext:value-type="float">
            <text:p>253,7642669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80.841278076" calcext:value-type="float">
            <text:p>280,841278076</text:p>
          </table:table-cell>
          <table:table-cell office:value-type="float" office:value="180.09072876" calcext:value-type="float">
            <text:p>180,0907287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80.923492432" calcext:value-type="float">
            <text:p>280,923492432</text:p>
          </table:table-cell>
          <table:table-cell office:value-type="float" office:value="184.560958862" calcext:value-type="float">
            <text:p>184,56095886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81.049072266" calcext:value-type="float">
            <text:p>281,049072266</text:p>
          </table:table-cell>
          <table:table-cell office:value-type="float" office:value="189.445526123" calcext:value-type="float">
            <text:p>189,44552612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1.079406738" calcext:value-type="float">
            <text:p>281,079406738</text:p>
          </table:table-cell>
          <table:table-cell office:value-type="float" office:value="216.302902222" calcext:value-type="float">
            <text:p>216,30290222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81.12121582" calcext:value-type="float">
            <text:p>281,12121582</text:p>
          </table:table-cell>
          <table:table-cell office:value-type="float" office:value="329.668304443" calcext:value-type="float">
            <text:p>329,66830444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81.122497559" calcext:value-type="float">
            <text:p>281,122497559</text:p>
          </table:table-cell>
          <table:table-cell office:value-type="float" office:value="168.931091309" calcext:value-type="float">
            <text:p>168,9310913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81.384979248" calcext:value-type="float">
            <text:p>281,384979248</text:p>
          </table:table-cell>
          <table:table-cell office:value-type="float" office:value="308.820983887" calcext:value-type="float">
            <text:p>308,82098388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81.410552979" calcext:value-type="float">
            <text:p>281,410552979</text:p>
          </table:table-cell>
          <table:table-cell office:value-type="float" office:value="202.267379761" calcext:value-type="float">
            <text:p>202,26737976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81.780883789" calcext:value-type="float">
            <text:p>281,780883789</text:p>
          </table:table-cell>
          <table:table-cell office:value-type="float" office:value="184.661483765" calcext:value-type="float">
            <text:p>184,66148376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81.947479248" calcext:value-type="float">
            <text:p>281,947479248</text:p>
          </table:table-cell>
          <table:table-cell office:value-type="float" office:value="336.152099609" calcext:value-type="float">
            <text:p>336,1520996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82.241760254" calcext:value-type="float">
            <text:p>282,24176025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2.287780762" calcext:value-type="float">
            <text:p>282,287780762</text:p>
          </table:table-cell>
          <table:table-cell office:value-type="float" office:value="221.050674438" calcext:value-type="float">
            <text:p>221,05067443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82.290435791" calcext:value-type="float">
            <text:p>282,290435791</text:p>
          </table:table-cell>
          <table:table-cell office:value-type="float" office:value="255.715164185" calcext:value-type="float">
            <text:p>255,71516418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82.530395508" calcext:value-type="float">
            <text:p>282,530395508</text:p>
          </table:table-cell>
          <table:table-cell office:value-type="float" office:value="141.916366577" calcext:value-type="float">
            <text:p>141,91636657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82.651245117" calcext:value-type="float">
            <text:p>282,651245117</text:p>
          </table:table-cell>
          <table:table-cell office:value-type="float" office:value="206.388595581" calcext:value-type="float">
            <text:p>206,38859558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82.839996338" calcext:value-type="float">
            <text:p>282,839996338</text:p>
          </table:table-cell>
          <table:table-cell office:value-type="float" office:value="169.549713135" calcext:value-type="float">
            <text:p>169,54971313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82.980163574" calcext:value-type="float">
            <text:p>282,980163574</text:p>
          </table:table-cell>
          <table:table-cell office:value-type="float" office:value="303.826171875" calcext:value-type="float">
            <text:p>303,82617187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83.226348877" calcext:value-type="float">
            <text:p>283,226348877</text:p>
          </table:table-cell>
          <table:table-cell office:value-type="float" office:value="292.920928955" calcext:value-type="float">
            <text:p>292,92092895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83.398498535" calcext:value-type="float">
            <text:p>283,398498535</text:p>
          </table:table-cell>
          <table:table-cell office:value-type="float" office:value="297.671936035" calcext:value-type="float">
            <text:p>297,67193603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83.536376953" calcext:value-type="float">
            <text:p>283,536376953</text:p>
          </table:table-cell>
          <table:table-cell office:value-type="float" office:value="160.446304321" calcext:value-type="float">
            <text:p>160,44630432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83.56640625" calcext:value-type="float">
            <text:p>283,56640625</text:p>
          </table:table-cell>
          <table:table-cell office:value-type="float" office:value="225.585083008" calcext:value-type="float">
            <text:p>225,58508300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83.828308105" calcext:value-type="float">
            <text:p>283,828308105</text:p>
          </table:table-cell>
          <table:table-cell office:value-type="float" office:value="291.532226562" calcext:value-type="float">
            <text:p>291,53222656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4.32208252" calcext:value-type="float">
            <text:p>284,32208252</text:p>
          </table:table-cell>
          <table:table-cell office:value-type="float" office:value="294.573730469" calcext:value-type="float">
            <text:p>294,57373046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4.701202393" calcext:value-type="float">
            <text:p>284,701202393</text:p>
          </table:table-cell>
          <table:table-cell office:value-type="float" office:value="258.55645752" calcext:value-type="float">
            <text:p>258,556457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84.760314941" calcext:value-type="float">
            <text:p>284,760314941</text:p>
          </table:table-cell>
          <table:table-cell office:value-type="float" office:value="170.310150146" calcext:value-type="float">
            <text:p>170,3101501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4.98449707" calcext:value-type="float">
            <text:p>284,98449707</text:p>
          </table:table-cell>
          <table:table-cell office:value-type="float" office:value="229.529449463" calcext:value-type="float">
            <text:p>229,52944946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5.261016846" calcext:value-type="float">
            <text:p>285,261016846</text:p>
          </table:table-cell>
          <table:table-cell office:value-type="float" office:value="293.150512695" calcext:value-type="float">
            <text:p>293,15051269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85.409057617" calcext:value-type="float">
            <text:p>285,409057617</text:p>
          </table:table-cell>
          <table:table-cell office:value-type="float" office:value="144.404098511" calcext:value-type="float">
            <text:p>144,40409851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86.060974121" calcext:value-type="float">
            <text:p>286,060974121</text:p>
          </table:table-cell>
          <table:table-cell office:value-type="float" office:value="296.025543213" calcext:value-type="float">
            <text:p>296,02554321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6.831665039" calcext:value-type="float">
            <text:p>286,831665039</text:p>
          </table:table-cell>
          <table:table-cell office:value-type="float" office:value="234.457550049" calcext:value-type="float">
            <text:p>234,45755004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7.832397461" calcext:value-type="float">
            <text:p>287,832397461</text:p>
          </table:table-cell>
          <table:table-cell office:value-type="float" office:value="339.589233398" calcext:value-type="float">
            <text:p>339,58923339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87.85647583" calcext:value-type="float">
            <text:p>287,85647583</text:p>
          </table:table-cell>
          <table:table-cell office:value-type="float" office:value="298.226165771" calcext:value-type="float">
            <text:p>298,22616577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88.136047363" calcext:value-type="float">
            <text:p>288,136047363</text:p>
          </table:table-cell>
          <table:table-cell office:value-type="float" office:value="148.313018799" calcext:value-type="float">
            <text:p>148,31301879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8.412811279" calcext:value-type="float">
            <text:p>288,412811279</text:p>
          </table:table-cell>
          <table:table-cell office:value-type="float" office:value="238.3621521" calcext:value-type="float">
            <text:p>238,362152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8.472717285" calcext:value-type="float">
            <text:p>288,472717285</text:p>
          </table:table-cell>
          <table:table-cell office:value-type="float" office:value="262.407073975" calcext:value-type="float">
            <text:p>262,40707397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88.740875244" calcext:value-type="float">
            <text:p>288,740875244</text:p>
          </table:table-cell>
          <table:table-cell office:value-type="float" office:value="207.747650146" calcext:value-type="float">
            <text:p>207,7476501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89.099884033" calcext:value-type="float">
            <text:p>289,099884033</text:p>
          </table:table-cell>
          <table:table-cell office:value-type="float" office:value="298.762664795" calcext:value-type="float">
            <text:p>298,76266479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9.133361816" calcext:value-type="float">
            <text:p>289,133361816</text:p>
          </table:table-cell>
          <table:table-cell office:value-type="float" office:value="247.150222778" calcext:value-type="float">
            <text:p>247,150222778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89.158203125" calcext:value-type="float">
            <text:p>289,158203125</text:p>
          </table:table-cell>
          <table:table-cell office:value-type="float" office:value="190.632385254" calcext:value-type="float">
            <text:p>190,632385254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89.216308594" calcext:value-type="float">
            <text:p>289,216308594</text:p>
          </table:table-cell>
          <table:table-cell office:value-type="float" office:value="303.917022705" calcext:value-type="float">
            <text:p>303,91702270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9.836395264" calcext:value-type="float">
            <text:p>289,836395264</text:p>
          </table:table-cell>
          <table:table-cell office:value-type="float" office:value="243.372619629" calcext:value-type="float">
            <text:p>243,37261962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89.907928467" calcext:value-type="float">
            <text:p>289,907928467</text:p>
          </table:table-cell>
          <table:table-cell office:value-type="float" office:value="251.375366211" calcext:value-type="float">
            <text:p>251,375366211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290.111938477" calcext:value-type="float">
            <text:p>290,111938477</text:p>
          </table:table-cell>
          <table:table-cell office:value-type="float" office:value="170.652496338" calcext:value-type="float">
            <text:p>170,65249633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90.118225098" calcext:value-type="float">
            <text:p>290,118225098</text:p>
          </table:table-cell>
          <table:table-cell office:value-type="float" office:value="308.869995117" calcext:value-type="float">
            <text:p>308,86999511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90.193603516" calcext:value-type="float">
            <text:p>290,193603516</text:p>
          </table:table-cell>
          <table:table-cell office:value-type="float" office:value="267.138946533" calcext:value-type="float">
            <text:p>267,13894653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90.791870117" calcext:value-type="float">
            <text:p>290,791870117</text:p>
          </table:table-cell>
          <table:table-cell office:value-type="float" office:value="247.432632446" calcext:value-type="float">
            <text:p>247,4326324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91.10635376" calcext:value-type="float">
            <text:p>291,10635376</text:p>
          </table:table-cell>
          <table:table-cell office:value-type="float" office:value="313.827545166" calcext:value-type="float">
            <text:p>313,82754516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1.345947266" calcext:value-type="float">
            <text:p>291,345947266</text:p>
          </table:table-cell>
          <table:table-cell office:value-type="float" office:value="319.508636475" calcext:value-type="float">
            <text:p>319,50863647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1.847747803" calcext:value-type="float">
            <text:p>291,847747803</text:p>
          </table:table-cell>
          <table:table-cell office:value-type="float" office:value="251.634506226" calcext:value-type="float">
            <text:p>251,63450622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92.327575684" calcext:value-type="float">
            <text:p>292,327575684</text:p>
          </table:table-cell>
          <table:table-cell office:value-type="float" office:value="155.726898193" calcext:value-type="float">
            <text:p>155,72689819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2.749694824" calcext:value-type="float">
            <text:p>292,749694824</text:p>
          </table:table-cell>
          <table:table-cell office:value-type="float" office:value="271.160919189" calcext:value-type="float">
            <text:p>271,16091918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92.808837891" calcext:value-type="float">
            <text:p>292,808837891</text:p>
          </table:table-cell>
          <table:table-cell office:value-type="float" office:value="256.000213623" calcext:value-type="float">
            <text:p>256,00021362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93.842468262" calcext:value-type="float">
            <text:p>293,842468262</text:p>
          </table:table-cell>
          <table:table-cell office:value-type="float" office:value="209.901138306" calcext:value-type="float">
            <text:p>209,90113830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4.310760498" calcext:value-type="float">
            <text:p>294,310760498</text:p>
          </table:table-cell>
          <table:table-cell office:value-type="float" office:value="260.161560059" calcext:value-type="float">
            <text:p>260,16156005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94.360198975" calcext:value-type="float">
            <text:p>294,360198975</text:p>
          </table:table-cell>
          <table:table-cell office:value-type="float" office:value="155.667556763" calcext:value-type="float">
            <text:p>155,66755676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94.362213135" calcext:value-type="float">
            <text:p>294,362213135</text:p>
          </table:table-cell>
          <table:table-cell office:value-type="float" office:value="323.699920654" calcext:value-type="float">
            <text:p>323,69992065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95.087677002" calcext:value-type="float">
            <text:p>295,087677002</text:p>
          </table:table-cell>
          <table:table-cell office:value-type="float" office:value="275.489776611" calcext:value-type="float">
            <text:p>275,48977661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95.651245117" calcext:value-type="float">
            <text:p>295,651245117</text:p>
          </table:table-cell>
          <table:table-cell office:value-type="float" office:value="333.866455078" calcext:value-type="float">
            <text:p>333,86645507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95.874145508" calcext:value-type="float">
            <text:p>295,874145508</text:p>
          </table:table-cell>
          <table:table-cell office:value-type="float" office:value="328.580291748" calcext:value-type="float">
            <text:p>328,58029174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5.903991699" calcext:value-type="float">
            <text:p>295,903991699</text:p>
          </table:table-cell>
          <table:table-cell office:value-type="float" office:value="265.116577148" calcext:value-type="float">
            <text:p>265,11657714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96.366729736" calcext:value-type="float">
            <text:p>296,366729736</text:p>
          </table:table-cell>
          <table:table-cell office:value-type="float" office:value="280.279418945" calcext:value-type="float">
            <text:p>280,27941894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6.642211914" calcext:value-type="float">
            <text:p>296,642211914</text:p>
          </table:table-cell>
          <table:table-cell office:value-type="float" office:value="154.007232666" calcext:value-type="float">
            <text:p>154,007232666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97.261169434" calcext:value-type="float">
            <text:p>297,261169434</text:p>
          </table:table-cell>
          <table:table-cell office:value-type="float" office:value="98.9281005859" calcext:value-type="float">
            <text:p>98,928100585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97.835357666" calcext:value-type="float">
            <text:p>297,835357666</text:p>
          </table:table-cell>
          <table:table-cell office:value-type="float" office:value="339.103057861" calcext:value-type="float">
            <text:p>339,10305786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97.859344482" calcext:value-type="float">
            <text:p>297,859344482</text:p>
          </table:table-cell>
          <table:table-cell office:value-type="float" office:value="285.469055176" calcext:value-type="float">
            <text:p>285,46905517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98.04598999" calcext:value-type="float">
            <text:p>298,04598999</text:p>
          </table:table-cell>
          <table:table-cell office:value-type="float" office:value="98.0209350586" calcext:value-type="float">
            <text:p>98,020935058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98.171173096" calcext:value-type="float">
            <text:p>298,171173096</text:p>
          </table:table-cell>
          <table:table-cell office:value-type="float" office:value="98.006187439" calcext:value-type="float">
            <text:p>98,00618743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98.361877441" calcext:value-type="float">
            <text:p>298,361877441</text:p>
          </table:table-cell>
          <table:table-cell office:value-type="float" office:value="213.377349854" calcext:value-type="float">
            <text:p>213,37734985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98.693206787" calcext:value-type="float">
            <text:p>298,693206787</text:p>
          </table:table-cell>
          <table:table-cell office:value-type="float" office:value="290.948913574" calcext:value-type="float">
            <text:p>290,94891357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98.92880249" calcext:value-type="float">
            <text:p>298,92880249</text:p>
          </table:table-cell>
          <table:table-cell office:value-type="float" office:value="269.498718262" calcext:value-type="float">
            <text:p>269,49871826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299.305755615" calcext:value-type="float">
            <text:p>299,305755615</text:p>
          </table:table-cell>
          <table:table-cell office:value-type="float" office:value="102.802467346" calcext:value-type="float">
            <text:p>102,8024673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99.341674805" calcext:value-type="float">
            <text:p>299,341674805</text:p>
          </table:table-cell>
          <table:table-cell office:value-type="float" office:value="99.1449966431" calcext:value-type="float">
            <text:p>99,1449966431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299.433013916" calcext:value-type="float">
            <text:p>299,433013916</text:p>
          </table:table-cell>
          <table:table-cell office:value-type="float" office:value="114.516693115" calcext:value-type="float">
            <text:p>114,51669311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00.071380615" calcext:value-type="float">
            <text:p>300,071380615</text:p>
          </table:table-cell>
          <table:table-cell office:value-type="float" office:value="115.968902588" calcext:value-type="float">
            <text:p>115,9689025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0.072601318" calcext:value-type="float">
            <text:p>300,072601318</text:p>
          </table:table-cell>
          <table:table-cell office:value-type="float" office:value="344.50680542" calcext:value-type="float">
            <text:p>344,5068054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00.143341064" calcext:value-type="float">
            <text:p>300,143341064</text:p>
          </table:table-cell>
          <table:table-cell office:value-type="float" office:value="98.0534820557" calcext:value-type="float">
            <text:p>98,053482055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00.222747803" calcext:value-type="float">
            <text:p>300,222747803</text:p>
          </table:table-cell>
          <table:table-cell office:value-type="float" office:value="159.493743896" calcext:value-type="float">
            <text:p>159,49374389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00.328430176" calcext:value-type="float">
            <text:p>300,328430176</text:p>
          </table:table-cell>
          <table:table-cell office:value-type="float" office:value="295.953033447" calcext:value-type="float">
            <text:p>295,95303344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0.987426758" calcext:value-type="float">
            <text:p>300,987426758</text:p>
          </table:table-cell>
          <table:table-cell office:value-type="float" office:value="300.981903076" calcext:value-type="float">
            <text:p>300,98190307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01.443725586" calcext:value-type="float">
            <text:p>301,443725586</text:p>
          </table:table-cell>
          <table:table-cell office:value-type="float" office:value="273.65814209" calcext:value-type="float">
            <text:p>273,658142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01.76071167" calcext:value-type="float">
            <text:p>301,76071167</text:p>
          </table:table-cell>
          <table:table-cell office:value-type="float" office:value="306.175537109" calcext:value-type="float">
            <text:p>306,1755371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2.188964844" calcext:value-type="float">
            <text:p>302,188964844</text:p>
          </table:table-cell>
          <table:table-cell office:value-type="float" office:value="310.969787598" calcext:value-type="float">
            <text:p>310,96978759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02.216644287" calcext:value-type="float">
            <text:p>302,216644287</text:p>
          </table:table-cell>
          <table:table-cell office:value-type="float" office:value="214.881622314" calcext:value-type="float">
            <text:p>214,88162231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302.232696533" calcext:value-type="float">
            <text:p>302,232696533</text:p>
          </table:table-cell>
          <table:table-cell office:value-type="float" office:value="104.267189026" calcext:value-type="float">
            <text:p>104,26718902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02.776153564" calcext:value-type="float">
            <text:p>302,776153564</text:p>
          </table:table-cell>
          <table:table-cell office:value-type="float" office:value="112.933395386" calcext:value-type="float">
            <text:p>112,93339538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3.162261963" calcext:value-type="float">
            <text:p>303,162261963</text:p>
          </table:table-cell>
          <table:table-cell office:value-type="float" office:value="348.519775391" calcext:value-type="float">
            <text:p>348,51977539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3.1796875" calcext:value-type="float">
            <text:p>303,1796875</text:p>
          </table:table-cell>
          <table:table-cell office:value-type="float" office:value="315.854614258" calcext:value-type="float">
            <text:p>315,85461425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03.233123779" calcext:value-type="float">
            <text:p>303,233123779</text:p>
          </table:table-cell>
          <table:table-cell office:value-type="float" office:value="163.085983276" calcext:value-type="float">
            <text:p>163,08598327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3.240722656" calcext:value-type="float">
            <text:p>303,240722656</text:p>
          </table:table-cell>
          <table:table-cell office:value-type="float" office:value="337.619018555" calcext:value-type="float">
            <text:p>337,61901855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03.984985352" calcext:value-type="float">
            <text:p>303,984985352</text:p>
          </table:table-cell>
          <table:table-cell office:value-type="float" office:value="320.804473877" calcext:value-type="float">
            <text:p>320,80447387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04.029266357" calcext:value-type="float">
            <text:p>304,029266357</text:p>
          </table:table-cell>
          <table:table-cell office:value-type="float" office:value="279.086761475" calcext:value-type="float">
            <text:p>279,08676147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04.512420654" calcext:value-type="float">
            <text:p>304,512420654</text:p>
          </table:table-cell>
          <table:table-cell office:value-type="float" office:value="119.062210083" calcext:value-type="float">
            <text:p>119,06221008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304.547973633" calcext:value-type="float">
            <text:p>304,547973633</text:p>
          </table:table-cell>
          <table:table-cell office:value-type="float" office:value="110.342041016" calcext:value-type="float">
            <text:p>110,34204101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4.582824707" calcext:value-type="float">
            <text:p>304,582824707</text:p>
          </table:table-cell>
          <table:table-cell office:value-type="float" office:value="331.443206787" calcext:value-type="float">
            <text:p>331,44320678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4.622680664" calcext:value-type="float">
            <text:p>304,622680664</text:p>
          </table:table-cell>
          <table:table-cell office:value-type="float" office:value="326.161895752" calcext:value-type="float">
            <text:p>326,1618957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305.022613525" calcext:value-type="float">
            <text:p>305,022613525</text:p>
          </table:table-cell>
          <table:table-cell office:value-type="float" office:value="106.957344055" calcext:value-type="float">
            <text:p>106,95734405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05.074951172" calcext:value-type="float">
            <text:p>305,074951172</text:p>
          </table:table-cell>
          <table:table-cell office:value-type="float" office:value="166.218978882" calcext:value-type="float">
            <text:p>166,21897888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305.127380371" calcext:value-type="float">
            <text:p>305,127380371</text:p>
          </table:table-cell>
          <table:table-cell office:value-type="float" office:value="97.7372741699" calcext:value-type="float">
            <text:p>97,737274169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05.183410645" calcext:value-type="float">
            <text:p>305,183410645</text:p>
          </table:table-cell>
          <table:table-cell office:value-type="float" office:value="168.560546875" calcext:value-type="float">
            <text:p>168,56054687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05.370391846" calcext:value-type="float">
            <text:p>305,370391846</text:p>
          </table:table-cell>
          <table:table-cell office:value-type="float" office:value="282.50289917" calcext:value-type="float">
            <text:p>282,5028991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05.70690918" calcext:value-type="float">
            <text:p>305,70690918</text:p>
          </table:table-cell>
          <table:table-cell office:value-type="float" office:value="170.755966187" calcext:value-type="float">
            <text:p>170,75596618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06.134246826" calcext:value-type="float">
            <text:p>306,134246826</text:p>
          </table:table-cell>
          <table:table-cell office:value-type="float" office:value="217.456375122" calcext:value-type="float">
            <text:p>217,45637512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6.169036865" calcext:value-type="float">
            <text:p>306,169036865</text:p>
          </table:table-cell>
          <table:table-cell office:value-type="float" office:value="345.059112549" calcext:value-type="float">
            <text:p>345,05911254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6.801605225" calcext:value-type="float">
            <text:p>306,801605225</text:p>
          </table:table-cell>
          <table:table-cell office:value-type="float" office:value="353.656616211" calcext:value-type="float">
            <text:p>353,65661621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07.323364258" calcext:value-type="float">
            <text:p>307,323364258</text:p>
          </table:table-cell>
          <table:table-cell office:value-type="float" office:value="286.142913818" calcext:value-type="float">
            <text:p>286,14291381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07.640960693" calcext:value-type="float">
            <text:p>307,640960693</text:p>
          </table:table-cell>
          <table:table-cell office:value-type="float" office:value="122.019233704" calcext:value-type="float">
            <text:p>122,01923370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08.599914551" calcext:value-type="float">
            <text:p>308,599914551</text:p>
          </table:table-cell>
          <table:table-cell office:value-type="float" office:value="291.350189209" calcext:value-type="float">
            <text:p>291,3501892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08.879608154" calcext:value-type="float">
            <text:p>308,879608154</text:p>
          </table:table-cell>
          <table:table-cell office:value-type="float" office:value="299.529418945" calcext:value-type="float">
            <text:p>299,52941894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309.165588379" calcext:value-type="float">
            <text:p>309,165588379</text:p>
          </table:table-cell>
          <table:table-cell office:value-type="float" office:value="75.4881515503" calcext:value-type="float">
            <text:p>75,488151550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9.414123535" calcext:value-type="float">
            <text:p>309,414123535</text:p>
          </table:table-cell>
          <table:table-cell office:value-type="float" office:value="296.19821167" calcext:value-type="float">
            <text:p>296,198211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0.518127441" calcext:value-type="float">
            <text:p>310,518127441</text:p>
          </table:table-cell>
          <table:table-cell office:value-type="float" office:value="219.379516602" calcext:value-type="float">
            <text:p>219,37951660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310.803009033" calcext:value-type="float">
            <text:p>310,803009033</text:p>
          </table:table-cell>
          <table:table-cell office:value-type="float" office:value="96.8197860718" calcext:value-type="float">
            <text:p>96,819786071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310.81854248" calcext:value-type="float">
            <text:p>310,81854248</text:p>
          </table:table-cell>
          <table:table-cell office:value-type="float" office:value="123.514442444" calcext:value-type="float">
            <text:p>123,51444244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11.246765137" calcext:value-type="float">
            <text:p>311,246765137</text:p>
          </table:table-cell>
          <table:table-cell office:value-type="float" office:value="305.064575195" calcext:value-type="float">
            <text:p>305,06457519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12.208740234" calcext:value-type="float">
            <text:p>312,208740234</text:p>
          </table:table-cell>
          <table:table-cell office:value-type="float" office:value="309.765136719" calcext:value-type="float">
            <text:p>309,76513671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13.124450684" calcext:value-type="float">
            <text:p>313,124450684</text:p>
          </table:table-cell>
          <table:table-cell office:value-type="float" office:value="314.644989014" calcext:value-type="float">
            <text:p>314,64498901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13.165557861" calcext:value-type="float">
            <text:p>313,165557861</text:p>
          </table:table-cell>
          <table:table-cell office:value-type="float" office:value="131.648193359" calcext:value-type="float">
            <text:p>131,64819335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13.206878662" calcext:value-type="float">
            <text:p>313,206878662</text:p>
          </table:table-cell>
          <table:table-cell office:value-type="float" office:value="174.420806885" calcext:value-type="float">
            <text:p>174,42080688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14.00793457" calcext:value-type="float">
            <text:p>314,00793457</text:p>
          </table:table-cell>
          <table:table-cell office:value-type="float" office:value="319.725463867" calcext:value-type="float">
            <text:p>319,7254638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14.013763428" calcext:value-type="float">
            <text:p>314,013763428</text:p>
          </table:table-cell>
          <table:table-cell office:value-type="float" office:value="124.631614685" calcext:value-type="float">
            <text:p>124,63161468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314.050933838" calcext:value-type="float">
            <text:p>314,050933838</text:p>
          </table:table-cell>
          <table:table-cell office:value-type="float" office:value="128.062606812" calcext:value-type="float">
            <text:p>128,06260681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14.068359375" calcext:value-type="float">
            <text:p>314,068359375</text:p>
          </table:table-cell>
          <table:table-cell office:value-type="float" office:value="134.048919678" calcext:value-type="float">
            <text:p>134,04891967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14.420288086" calcext:value-type="float">
            <text:p>314,420288086</text:p>
          </table:table-cell>
          <table:table-cell office:value-type="float" office:value="331.184448242" calcext:value-type="float">
            <text:p>331,18444824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14.710784912" calcext:value-type="float">
            <text:p>314,710784912</text:p>
          </table:table-cell>
          <table:table-cell office:value-type="float" office:value="325.254516602" calcext:value-type="float">
            <text:p>325,25451660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14.859771729" calcext:value-type="float">
            <text:p>314,859771729</text:p>
          </table:table-cell>
          <table:table-cell office:value-type="float" office:value="135.882904053" calcext:value-type="float">
            <text:p>135,8829040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14.970977783" calcext:value-type="float">
            <text:p>314,970977783</text:p>
          </table:table-cell>
          <table:table-cell office:value-type="float" office:value="334.784820557" calcext:value-type="float">
            <text:p>334,78482055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15.668457031" calcext:value-type="float">
            <text:p>315,668457031</text:p>
          </table:table-cell>
          <table:table-cell office:value-type="float" office:value="137.741760254" calcext:value-type="float">
            <text:p>137,74176025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16.017120361" calcext:value-type="float">
            <text:p>316,017120361</text:p>
          </table:table-cell>
          <table:table-cell office:value-type="float" office:value="178.225158691" calcext:value-type="float">
            <text:p>178,22515869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16.068634033" calcext:value-type="float">
            <text:p>316,068634033</text:p>
          </table:table-cell>
          <table:table-cell office:value-type="float" office:value="94.8313751221" calcext:value-type="float">
            <text:p>94,831375122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316.186126709" calcext:value-type="float">
            <text:p>316,186126709</text:p>
          </table:table-cell>
          <table:table-cell office:value-type="float" office:value="90.5229721069" calcext:value-type="float">
            <text:p>90,522972106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6.539398193" calcext:value-type="float">
            <text:p>316,539398193</text:p>
          </table:table-cell>
          <table:table-cell office:value-type="float" office:value="220.443695068" calcext:value-type="float">
            <text:p>220,4436950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16.559661865" calcext:value-type="float">
            <text:p>316,559661865</text:p>
          </table:table-cell>
          <table:table-cell office:value-type="float" office:value="139.230804443" calcext:value-type="float">
            <text:p>139,23080444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316.651733398" calcext:value-type="float">
            <text:p>316,651733398</text:p>
          </table:table-cell>
          <table:table-cell office:value-type="float" office:value="86.8577880859" calcext:value-type="float">
            <text:p>86,857788085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316.739257812" calcext:value-type="float">
            <text:p>316,739257812</text:p>
          </table:table-cell>
          <table:table-cell office:value-type="float" office:value="76.6182250977" calcext:value-type="float">
            <text:p>76,618225097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17.684906006" calcext:value-type="float">
            <text:p>317,684906006</text:p>
          </table:table-cell>
          <table:table-cell office:value-type="float" office:value="186.312835693" calcext:value-type="float">
            <text:p>186,31283569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318.617736816" calcext:value-type="float">
            <text:p>318,617736816</text:p>
          </table:table-cell>
          <table:table-cell office:value-type="float" office:value="85.061706543" calcext:value-type="float">
            <text:p>85,06170654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318.77923584" calcext:value-type="float">
            <text:p>318,77923584</text:p>
          </table:table-cell>
          <table:table-cell office:value-type="float" office:value="77.3926315308" calcext:value-type="float">
            <text:p>77,392631530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19.06842041" calcext:value-type="float">
            <text:p>319,06842041</text:p>
          </table:table-cell>
          <table:table-cell office:value-type="float" office:value="274.786590576" calcext:value-type="float">
            <text:p>274,78659057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19.216003418" calcext:value-type="float">
            <text:p>319,216003418</text:p>
          </table:table-cell>
          <table:table-cell office:value-type="float" office:value="141.327392578" calcext:value-type="float">
            <text:p>141,327392578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19.65927124" calcext:value-type="float">
            <text:p>319,65927124</text:p>
          </table:table-cell>
          <table:table-cell office:value-type="float" office:value="189.809768677" calcext:value-type="float">
            <text:p>189,80976867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19.882598877" calcext:value-type="float">
            <text:p>319,882598877</text:p>
          </table:table-cell>
          <table:table-cell office:value-type="float" office:value="91.5553283691" calcext:value-type="float">
            <text:p>91,555328369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320.444549561" calcext:value-type="float">
            <text:p>320,444549561</text:p>
          </table:table-cell>
          <table:table-cell office:value-type="float" office:value="78.9489593506" calcext:value-type="float">
            <text:p>78,948959350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0.561889648" calcext:value-type="float">
            <text:p>320,561889648</text:p>
          </table:table-cell>
          <table:table-cell office:value-type="float" office:value="268.955200195" calcext:value-type="float">
            <text:p>268,95520019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21.003601074" calcext:value-type="float">
            <text:p>321,003601074</text:p>
          </table:table-cell>
          <table:table-cell office:value-type="float" office:value="280.403198242" calcext:value-type="float">
            <text:p>280,40319824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21.519805908" calcext:value-type="float">
            <text:p>321,519805908</text:p>
          </table:table-cell>
          <table:table-cell office:value-type="float" office:value="224.178253174" calcext:value-type="float">
            <text:p>224,17825317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1.543212891" calcext:value-type="float">
            <text:p>321,543212891</text:p>
          </table:table-cell>
          <table:table-cell office:value-type="float" office:value="191.619110107" calcext:value-type="float">
            <text:p>191,61911010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2.261413574" calcext:value-type="float">
            <text:p>322,261413574</text:p>
          </table:table-cell>
          <table:table-cell office:value-type="float" office:value="284.151885986" calcext:value-type="float">
            <text:p>284,15188598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22.62210083" calcext:value-type="float">
            <text:p>322,62210083</text:p>
          </table:table-cell>
          <table:table-cell office:value-type="float" office:value="289.246124268" calcext:value-type="float">
            <text:p>289,2461242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22.660705566" calcext:value-type="float">
            <text:p>322,660705566</text:p>
          </table:table-cell>
          <table:table-cell office:value-type="float" office:value="82.8251419067" calcext:value-type="float">
            <text:p>82,82514190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2.723022461" calcext:value-type="float">
            <text:p>322,723022461</text:p>
          </table:table-cell>
          <table:table-cell office:value-type="float" office:value="294.537384033" calcext:value-type="float">
            <text:p>294,53738403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22.81439209" calcext:value-type="float">
            <text:p>322,81439209</text:p>
          </table:table-cell>
          <table:table-cell office:value-type="float" office:value="143.57371521" calcext:value-type="float">
            <text:p>143,5737152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22.819976807" calcext:value-type="float">
            <text:p>322,819976807</text:p>
          </table:table-cell>
          <table:table-cell office:value-type="float" office:value="264.861297607" calcext:value-type="float">
            <text:p>264,86129760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22.932830811" calcext:value-type="float">
            <text:p>322,932830811</text:p>
          </table:table-cell>
          <table:table-cell office:value-type="float" office:value="147.310394287" calcext:value-type="float">
            <text:p>147,31039428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323.116882324" calcext:value-type="float">
            <text:p>323,116882324</text:p>
          </table:table-cell>
          <table:table-cell office:value-type="float" office:value="153.521865845" calcext:value-type="float">
            <text:p>153,52186584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23.19140625" calcext:value-type="float">
            <text:p>323,19140625</text:p>
          </table:table-cell>
          <table:table-cell office:value-type="float" office:value="299.935455322" calcext:value-type="float">
            <text:p>299,93545532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23.345489502" calcext:value-type="float">
            <text:p>323,345489502</text:p>
          </table:table-cell>
          <table:table-cell office:value-type="float" office:value="150.121673584" calcext:value-type="float">
            <text:p>150,12167358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23.808563232" calcext:value-type="float">
            <text:p>323,808563232</text:p>
          </table:table-cell>
          <table:table-cell office:value-type="float" office:value="158.843566895" calcext:value-type="float">
            <text:p>158,843566895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4.072479248" calcext:value-type="float">
            <text:p>324,072479248</text:p>
          </table:table-cell>
          <table:table-cell office:value-type="float" office:value="305.288604736" calcext:value-type="float">
            <text:p>305,28860473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24.499786377" calcext:value-type="float">
            <text:p>324,499786377</text:p>
          </table:table-cell>
          <table:table-cell office:value-type="float" office:value="259.913543701" calcext:value-type="float">
            <text:p>259,91354370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24.524200439" calcext:value-type="float">
            <text:p>324,524200439</text:p>
          </table:table-cell>
          <table:table-cell office:value-type="float" office:value="195.628921509" calcext:value-type="float">
            <text:p>195,6289215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24.699645996" calcext:value-type="float">
            <text:p>324,699645996</text:p>
          </table:table-cell>
          <table:table-cell office:value-type="float" office:value="143.289764404" calcext:value-type="float">
            <text:p>143,28976440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4.782806396" calcext:value-type="float">
            <text:p>324,782806396</text:p>
          </table:table-cell>
          <table:table-cell office:value-type="float" office:value="229.179702759" calcext:value-type="float">
            <text:p>229,17970275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24.962677002" calcext:value-type="float">
            <text:p>324,962677002</text:p>
          </table:table-cell>
          <table:table-cell office:value-type="float" office:value="331.226104736" calcext:value-type="float">
            <text:p>331,22610473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24.967559814" calcext:value-type="float">
            <text:p>324,967559814</text:p>
          </table:table-cell>
          <table:table-cell office:value-type="float" office:value="310.426422119" calcext:value-type="float">
            <text:p>310,42642211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5.260437012" calcext:value-type="float">
            <text:p>325,260437012</text:p>
          </table:table-cell>
          <table:table-cell office:value-type="float" office:value="315.601623535" calcext:value-type="float">
            <text:p>315,60162353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5.786682129" calcext:value-type="float">
            <text:p>325,786682129</text:p>
          </table:table-cell>
          <table:table-cell office:value-type="float" office:value="275.518035889" calcext:value-type="float">
            <text:p>275,51803588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25.799285889" calcext:value-type="float">
            <text:p>325,799285889</text:p>
          </table:table-cell>
          <table:table-cell office:value-type="float" office:value="320.798522949" calcext:value-type="float">
            <text:p>320,79852294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25.852294922" calcext:value-type="float">
            <text:p>325,852294922</text:p>
          </table:table-cell>
          <table:table-cell office:value-type="float" office:value="325.94152832" calcext:value-type="float">
            <text:p>325,9415283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6.084014893" calcext:value-type="float">
            <text:p>326,084014893</text:p>
          </table:table-cell>
          <table:table-cell office:value-type="float" office:value="336.557342529" calcext:value-type="float">
            <text:p>336,55734252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26.171478271" calcext:value-type="float">
            <text:p>326,171478271</text:p>
          </table:table-cell>
          <table:table-cell office:value-type="float" office:value="255.847579956" calcext:value-type="float">
            <text:p>255,84757995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6.204742432" calcext:value-type="float">
            <text:p>326,204742432</text:p>
          </table:table-cell>
          <table:table-cell office:value-type="float" office:value="280.708526611" calcext:value-type="float">
            <text:p>280,70852661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26.208496094" calcext:value-type="float">
            <text:p>326,208496094</text:p>
          </table:table-cell>
          <table:table-cell office:value-type="float" office:value="233.671585083" calcext:value-type="float">
            <text:p>233,67158508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6.579772949" calcext:value-type="float">
            <text:p>326,579772949</text:p>
          </table:table-cell>
          <table:table-cell office:value-type="float" office:value="270.427246094" calcext:value-type="float">
            <text:p>270,42724609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26.709442139" calcext:value-type="float">
            <text:p>326,709442139</text:p>
          </table:table-cell>
          <table:table-cell office:value-type="float" office:value="287.614837646" calcext:value-type="float">
            <text:p>287,6148376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27.101715088" calcext:value-type="float">
            <text:p>327,101715088</text:p>
          </table:table-cell>
          <table:table-cell office:value-type="float" office:value="199.640304565" calcext:value-type="float">
            <text:p>199,64030456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27.145996094" calcext:value-type="float">
            <text:p>327,145996094</text:p>
          </table:table-cell>
          <table:table-cell office:value-type="float" office:value="84.1499252319" calcext:value-type="float">
            <text:p>84,149925231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27.451660156" calcext:value-type="float">
            <text:p>327,451660156</text:p>
          </table:table-cell>
          <table:table-cell office:value-type="float" office:value="259.40826416" calcext:value-type="float">
            <text:p>259,4082641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27.615600586" calcext:value-type="float">
            <text:p>327,615600586</text:p>
          </table:table-cell>
          <table:table-cell office:value-type="float" office:value="265.413391113" calcext:value-type="float">
            <text:p>265,41339111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7.75881958" calcext:value-type="float">
            <text:p>327,75881958</text:p>
          </table:table-cell>
          <table:table-cell office:value-type="float" office:value="290.459533691" calcext:value-type="float">
            <text:p>290,45953369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327.908966064" calcext:value-type="float">
            <text:p>327,908966064</text:p>
          </table:table-cell>
          <table:table-cell office:value-type="float" office:value="83.1834564209" calcext:value-type="float">
            <text:p>83,18345642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8.4765625" calcext:value-type="float">
            <text:p>328,4765625</text:p>
          </table:table-cell>
          <table:table-cell office:value-type="float" office:value="293.741271973" calcext:value-type="float">
            <text:p>293,7412719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328.748748779" calcext:value-type="float">
            <text:p>328,748748779</text:p>
          </table:table-cell>
          <table:table-cell office:value-type="float" office:value="81.4258422852" calcext:value-type="float">
            <text:p>81,42584228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28.822570801" calcext:value-type="float">
            <text:p>328,822570801</text:p>
          </table:table-cell>
          <table:table-cell office:value-type="float" office:value="238.711791992" calcext:value-type="float">
            <text:p>238,71179199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28.862304688" calcext:value-type="float">
            <text:p>328,862304688</text:p>
          </table:table-cell>
          <table:table-cell office:value-type="float" office:value="256.230651855" calcext:value-type="float">
            <text:p>256,23065185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29.285491943" calcext:value-type="float">
            <text:p>329,285491943</text:p>
          </table:table-cell>
          <table:table-cell office:value-type="float" office:value="141.645202637" calcext:value-type="float">
            <text:p>141,645202637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9.403991699" calcext:value-type="float">
            <text:p>329,403991699</text:p>
          </table:table-cell>
          <table:table-cell office:value-type="float" office:value="252.390411377" calcext:value-type="float">
            <text:p>252,39041137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9.514434814" calcext:value-type="float">
            <text:p>329,514434814</text:p>
          </table:table-cell>
          <table:table-cell office:value-type="float" office:value="298.999053955" calcext:value-type="float">
            <text:p>298,99905395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329.55645752" calcext:value-type="float">
            <text:p>329,55645752</text:p>
          </table:table-cell>
          <table:table-cell office:value-type="float" office:value="77.3792648315" calcext:value-type="float">
            <text:p>77,379264831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29.621368408" calcext:value-type="float">
            <text:p>329,621368408</text:p>
          </table:table-cell>
          <table:table-cell office:value-type="float" office:value="204.0703125" calcext:value-type="float">
            <text:p>204,070312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330.244750977" calcext:value-type="float">
            <text:p>330,244750977</text:p>
          </table:table-cell>
          <table:table-cell office:value-type="float" office:value="72.1549911499" calcext:value-type="float">
            <text:p>72,154991149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30.567718506" calcext:value-type="float">
            <text:p>330,567718506</text:p>
          </table:table-cell>
          <table:table-cell office:value-type="float" office:value="244.159194946" calcext:value-type="float">
            <text:p>244,1591949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330.768737793" calcext:value-type="float">
            <text:p>330,768737793</text:p>
          </table:table-cell>
          <table:table-cell office:value-type="float" office:value="66.287612915" calcext:value-type="float">
            <text:p>66,28761291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330.79675293" calcext:value-type="float">
            <text:p>330,79675293</text:p>
          </table:table-cell>
          <table:table-cell office:value-type="float" office:value="59.6021842957" calcext:value-type="float">
            <text:p>59,602184295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330.879119873" calcext:value-type="float">
            <text:p>330,879119873</text:p>
          </table:table-cell>
          <table:table-cell office:value-type="float" office:value="51.2371253967" calcext:value-type="float">
            <text:p>51,23712539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330.895935059" calcext:value-type="float">
            <text:p>330,895935059</text:p>
          </table:table-cell>
          <table:table-cell office:value-type="float" office:value="44.4732513428" calcext:value-type="float">
            <text:p>44,473251342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30.90447998" calcext:value-type="float">
            <text:p>330,90447998</text:p>
          </table:table-cell>
          <table:table-cell office:value-type="float" office:value="247.334686279" calcext:value-type="float">
            <text:p>247,33468627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330.949951172" calcext:value-type="float">
            <text:p>330,949951172</text:p>
          </table:table-cell>
          <table:table-cell office:value-type="float" office:value="47.0908737183" calcext:value-type="float">
            <text:p>47,090873718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0.996826172" calcext:value-type="float">
            <text:p>330,996826172</text:p>
          </table:table-cell>
          <table:table-cell office:value-type="float" office:value="252.190643311" calcext:value-type="float">
            <text:p>252,19064331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31" calcext:value-type="float">
            <text:p>331</text:p>
          </table:table-cell>
          <table:table-cell office:value-type="float" office:value="208.5" calcext:value-type="float">
            <text:p>208,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31.012390137" calcext:value-type="float">
            <text:p>331,012390137</text:p>
          </table:table-cell>
          <table:table-cell office:value-type="float" office:value="243.335083008" calcext:value-type="float">
            <text:p>243,33508300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31.123504639" calcext:value-type="float">
            <text:p>331,123504639</text:p>
          </table:table-cell>
          <table:table-cell office:value-type="float" office:value="160.744995117" calcext:value-type="float">
            <text:p>160,744995117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1.125946045" calcext:value-type="float">
            <text:p>331,125946045</text:p>
          </table:table-cell>
          <table:table-cell office:value-type="float" office:value="303.577362061" calcext:value-type="float">
            <text:p>303,57736206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1.708312988" calcext:value-type="float">
            <text:p>331,708312988</text:p>
          </table:table-cell>
          <table:table-cell office:value-type="float" office:value="238.577728271" calcext:value-type="float">
            <text:p>238,57772827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31.753234863" calcext:value-type="float">
            <text:p>331,753234863</text:p>
          </table:table-cell>
          <table:table-cell office:value-type="float" office:value="166.753936768" calcext:value-type="float">
            <text:p>166,7539367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31.804840088" calcext:value-type="float">
            <text:p>331,804840088</text:p>
          </table:table-cell>
          <table:table-cell office:value-type="float" office:value="171.185546875" calcext:value-type="float">
            <text:p>171,18554687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2.100921631" calcext:value-type="float">
            <text:p>332,100921631</text:p>
          </table:table-cell>
          <table:table-cell office:value-type="float" office:value="335.502807617" calcext:value-type="float">
            <text:p>335,50280761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32.231811523" calcext:value-type="float">
            <text:p>332,231811523</text:p>
          </table:table-cell>
          <table:table-cell office:value-type="float" office:value="233.351821899" calcext:value-type="float">
            <text:p>233,35182189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32.50177002" calcext:value-type="float">
            <text:p>332,50177002</text:p>
          </table:table-cell>
          <table:table-cell office:value-type="float" office:value="212.956329346" calcext:value-type="float">
            <text:p>212,9563293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32.766174316" calcext:value-type="float">
            <text:p>332,766174316</text:p>
          </table:table-cell>
          <table:table-cell office:value-type="float" office:value="176.128417969" calcext:value-type="float">
            <text:p>176,12841796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2.84487915" calcext:value-type="float">
            <text:p>332,84487915</text:p>
          </table:table-cell>
          <table:table-cell office:value-type="float" office:value="314.353881836" calcext:value-type="float">
            <text:p>314,35388183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2.894561768" calcext:value-type="float">
            <text:p>332,894561768</text:p>
          </table:table-cell>
          <table:table-cell office:value-type="float" office:value="308.672210693" calcext:value-type="float">
            <text:p>308,67221069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3.120361328" calcext:value-type="float">
            <text:p>333,120361328</text:p>
          </table:table-cell>
          <table:table-cell office:value-type="float" office:value="223.011016846" calcext:value-type="float">
            <text:p>223,0110168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33.339935303" calcext:value-type="float">
            <text:p>333,339935303</text:p>
          </table:table-cell>
          <table:table-cell office:value-type="float" office:value="218.027633667" calcext:value-type="float">
            <text:p>218,0276336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33.345916748" calcext:value-type="float">
            <text:p>333,345916748</text:p>
          </table:table-cell>
          <table:table-cell office:value-type="float" office:value="228.127120972" calcext:value-type="float">
            <text:p>228,12712097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3.490478516" calcext:value-type="float">
            <text:p>333,490478516</text:p>
          </table:table-cell>
          <table:table-cell office:value-type="float" office:value="331.602630615" calcext:value-type="float">
            <text:p>331,60263061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33.688659668" calcext:value-type="float">
            <text:p>333,688659668</text:p>
          </table:table-cell>
          <table:table-cell office:value-type="float" office:value="180.937149048" calcext:value-type="float">
            <text:p>180,93714904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4.153259277" calcext:value-type="float">
            <text:p>334,153259277</text:p>
          </table:table-cell>
          <table:table-cell office:value-type="float" office:value="319.780151367" calcext:value-type="float">
            <text:p>319,7801513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4.280181885" calcext:value-type="float">
            <text:p>334,280181885</text:p>
          </table:table-cell>
          <table:table-cell office:value-type="float" office:value="325.534851074" calcext:value-type="float">
            <text:p>325,53485107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35.016845703" calcext:value-type="float">
            <text:p>335,016845703</text:p>
          </table:table-cell>
          <table:table-cell office:value-type="float" office:value="158.795196533" calcext:value-type="float">
            <text:p>158,79519653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35.217437744" calcext:value-type="float">
            <text:p>335,217437744</text:p>
          </table:table-cell>
          <table:table-cell office:value-type="float" office:value="331.263275146" calcext:value-type="float">
            <text:p>331,2632751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35.496368408" calcext:value-type="float">
            <text:p>335,496368408</text:p>
          </table:table-cell>
          <table:table-cell office:value-type="float" office:value="341.243652344" calcext:value-type="float">
            <text:p>341,24365234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5.830322266" calcext:value-type="float">
            <text:p>335,830322266</text:p>
          </table:table-cell>
          <table:table-cell office:value-type="float" office:value="184.821243286" calcext:value-type="float">
            <text:p>184,82124328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36.24810791" calcext:value-type="float">
            <text:p>336,24810791</text:p>
          </table:table-cell>
          <table:table-cell office:value-type="float" office:value="194.715393066" calcext:value-type="float">
            <text:p>194,71539306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36.917236328" calcext:value-type="float">
            <text:p>336,917236328</text:p>
          </table:table-cell>
          <table:table-cell office:value-type="float" office:value="156.76802063" calcext:value-type="float">
            <text:p>156,7680206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336.924407959" calcext:value-type="float">
            <text:p>336,924407959</text:p>
          </table:table-cell>
          <table:table-cell office:value-type="float" office:value="144.330276489" calcext:value-type="float">
            <text:p>144,33027648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37.220458984" calcext:value-type="float">
            <text:p>337,220458984</text:p>
          </table:table-cell>
          <table:table-cell office:value-type="float" office:value="142.598602295" calcext:value-type="float">
            <text:p>142,59860229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37.51083374" calcext:value-type="float">
            <text:p>337,51083374</text:p>
          </table:table-cell>
          <table:table-cell office:value-type="float" office:value="140.896347046" calcext:value-type="float">
            <text:p>140,8963470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37.557830811" calcext:value-type="float">
            <text:p>337,557830811</text:p>
          </table:table-cell>
          <table:table-cell office:value-type="float" office:value="199.617843628" calcext:value-type="float">
            <text:p>199,61784362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38.324310303" calcext:value-type="float">
            <text:p>338,324310303</text:p>
          </table:table-cell>
          <table:table-cell office:value-type="float" office:value="139.547073364" calcext:value-type="float">
            <text:p>139,54707336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38.45904541" calcext:value-type="float">
            <text:p>338,45904541</text:p>
          </table:table-cell>
          <table:table-cell office:value-type="float" office:value="154.827484131" calcext:value-type="float">
            <text:p>154,82748413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38.467254639" calcext:value-type="float">
            <text:p>338,467254639</text:p>
          </table:table-cell>
          <table:table-cell office:value-type="float" office:value="325.774169922" calcext:value-type="float">
            <text:p>325,77416992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38.564422607" calcext:value-type="float">
            <text:p>338,564422607</text:p>
          </table:table-cell>
          <table:table-cell office:value-type="float" office:value="138.716079712" calcext:value-type="float">
            <text:p>138,71607971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39.382507324" calcext:value-type="float">
            <text:p>339,382507324</text:p>
          </table:table-cell>
          <table:table-cell office:value-type="float" office:value="137.358093262" calcext:value-type="float">
            <text:p>137,35809326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9.428771973" calcext:value-type="float">
            <text:p>339,428771973</text:p>
          </table:table-cell>
          <table:table-cell office:value-type="float" office:value="204.290512085" calcext:value-type="float">
            <text:p>204,29051208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39.810882568" calcext:value-type="float">
            <text:p>339,810882568</text:p>
          </table:table-cell>
          <table:table-cell office:value-type="float" office:value="110.619842529" calcext:value-type="float">
            <text:p>110,61984252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39.962432861" calcext:value-type="float">
            <text:p>339,962432861</text:p>
          </table:table-cell>
          <table:table-cell office:value-type="float" office:value="149.573577881" calcext:value-type="float">
            <text:p>149,57357788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39.99810791" calcext:value-type="float">
            <text:p>339,99810791</text:p>
          </table:table-cell>
          <table:table-cell office:value-type="float" office:value="134.694503784" calcext:value-type="float">
            <text:p>134,69450378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0.45602417" calcext:value-type="float">
            <text:p>340,45602417</text:p>
          </table:table-cell>
          <table:table-cell office:value-type="float" office:value="208.816619873" calcext:value-type="float">
            <text:p>208,8166198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40.480895996" calcext:value-type="float">
            <text:p>340,480895996</text:p>
          </table:table-cell>
          <table:table-cell office:value-type="float" office:value="132.042907715" calcext:value-type="float">
            <text:p>132,04290771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40.524688721" calcext:value-type="float">
            <text:p>340,524688721</text:p>
          </table:table-cell>
          <table:table-cell office:value-type="float" office:value="112.818321228" calcext:value-type="float">
            <text:p>112,81832122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40.587799072" calcext:value-type="float">
            <text:p>340,587799072</text:p>
          </table:table-cell>
          <table:table-cell office:value-type="float" office:value="124.928977966" calcext:value-type="float">
            <text:p>124,92897796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340.587799072" calcext:value-type="float">
            <text:p>340,587799072</text:p>
          </table:table-cell>
          <table:table-cell office:value-type="float" office:value="115.597290039" calcext:value-type="float">
            <text:p>115,59729003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40.619293213" calcext:value-type="float">
            <text:p>340,619293213</text:p>
          </table:table-cell>
          <table:table-cell office:value-type="float" office:value="120.149810791" calcext:value-type="float">
            <text:p>120,14981079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40.783203125" calcext:value-type="float">
            <text:p>340,783203125</text:p>
          </table:table-cell>
          <table:table-cell office:value-type="float" office:value="128.9090271" calcext:value-type="float">
            <text:p>128,909027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1.399383545" calcext:value-type="float">
            <text:p>341,399383545</text:p>
          </table:table-cell>
          <table:table-cell office:value-type="float" office:value="213.240982056" calcext:value-type="float">
            <text:p>213,24098205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42.018432617" calcext:value-type="float">
            <text:p>342,018432617</text:p>
          </table:table-cell>
          <table:table-cell office:value-type="float" office:value="153.952285767" calcext:value-type="float">
            <text:p>153,952285767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42.035247803" calcext:value-type="float">
            <text:p>342,035247803</text:p>
          </table:table-cell>
          <table:table-cell office:value-type="float" office:value="144.906646729" calcext:value-type="float">
            <text:p>144,90664672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342.133880615" calcext:value-type="float">
            <text:p>342,133880615</text:p>
          </table:table-cell>
          <table:table-cell office:value-type="float" office:value="108.659408569" calcext:value-type="float">
            <text:p>108,65940856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342.262298584" calcext:value-type="float">
            <text:p>342,262298584</text:p>
          </table:table-cell>
          <table:table-cell office:value-type="float" office:value="110.95790863" calcext:value-type="float">
            <text:p>110,9579086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42.668945312" calcext:value-type="float">
            <text:p>342,668945312</text:p>
          </table:table-cell>
          <table:table-cell office:value-type="float" office:value="323.67578125" calcext:value-type="float">
            <text:p>323,6757812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3.144317627" calcext:value-type="float">
            <text:p>343,144317627</text:p>
          </table:table-cell>
          <table:table-cell office:value-type="float" office:value="243.384078979" calcext:value-type="float">
            <text:p>243,38407897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3.163421631" calcext:value-type="float">
            <text:p>343,163421631</text:p>
          </table:table-cell>
          <table:table-cell office:value-type="float" office:value="238.364089966" calcext:value-type="float">
            <text:p>238,36408996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3.255950928" calcext:value-type="float">
            <text:p>343,255950928</text:p>
          </table:table-cell>
          <table:table-cell office:value-type="float" office:value="232.894546509" calcext:value-type="float">
            <text:p>232,8945465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43.448822021" calcext:value-type="float">
            <text:p>343,448822021</text:p>
          </table:table-cell>
          <table:table-cell office:value-type="float" office:value="159.560668945" calcext:value-type="float">
            <text:p>159,560668945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3.472412109" calcext:value-type="float">
            <text:p>343,472412109</text:p>
          </table:table-cell>
          <table:table-cell office:value-type="float" office:value="217.568130493" calcext:value-type="float">
            <text:p>217,56813049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43.825775146" calcext:value-type="float">
            <text:p>343,825775146</text:p>
          </table:table-cell>
          <table:table-cell office:value-type="float" office:value="294.404266357" calcext:value-type="float">
            <text:p>294,40426635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43.865447998" calcext:value-type="float">
            <text:p>343,865447998</text:p>
          </table:table-cell>
          <table:table-cell office:value-type="float" office:value="289.221679688" calcext:value-type="float">
            <text:p>289,2216796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3.880187988" calcext:value-type="float">
            <text:p>343,880187988</text:p>
          </table:table-cell>
          <table:table-cell office:value-type="float" office:value="248.326553345" calcext:value-type="float">
            <text:p>248,32655334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43.902252197" calcext:value-type="float">
            <text:p>343,902252197</text:p>
          </table:table-cell>
          <table:table-cell office:value-type="float" office:value="258.563903809" calcext:value-type="float">
            <text:p>258,5639038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43.906188965" calcext:value-type="float">
            <text:p>343,906188965</text:p>
          </table:table-cell>
          <table:table-cell office:value-type="float" office:value="227.927459717" calcext:value-type="float">
            <text:p>227,92745971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3.940612793" calcext:value-type="float">
            <text:p>343,940612793</text:p>
          </table:table-cell>
          <table:table-cell office:value-type="float" office:value="223.434249878" calcext:value-type="float">
            <text:p>223,43424987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43.941467285" calcext:value-type="float">
            <text:p>343,941467285</text:p>
          </table:table-cell>
          <table:table-cell office:value-type="float" office:value="253.533843994" calcext:value-type="float">
            <text:p>253,53384399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44.332977295" calcext:value-type="float">
            <text:p>344,332977295</text:p>
          </table:table-cell>
          <table:table-cell office:value-type="float" office:value="300.157714844" calcext:value-type="float">
            <text:p>300,15771484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4.889831543" calcext:value-type="float">
            <text:p>344,889831543</text:p>
          </table:table-cell>
          <table:table-cell office:value-type="float" office:value="263.637939453" calcext:value-type="float">
            <text:p>263,6379394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45.093475342" calcext:value-type="float">
            <text:p>345,093475342</text:p>
          </table:table-cell>
          <table:table-cell office:value-type="float" office:value="305.41973877" calcext:value-type="float">
            <text:p>305,4197387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45.139068604" calcext:value-type="float">
            <text:p>345,139068604</text:p>
          </table:table-cell>
          <table:table-cell office:value-type="float" office:value="283.531036377" calcext:value-type="float">
            <text:p>283,53103637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5.172729492" calcext:value-type="float">
            <text:p>345,172729492</text:p>
          </table:table-cell>
          <table:table-cell office:value-type="float" office:value="268.524719238" calcext:value-type="float">
            <text:p>268,52471923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45.246459961" calcext:value-type="float">
            <text:p>345,246459961</text:p>
          </table:table-cell>
          <table:table-cell office:value-type="float" office:value="273.458129883" calcext:value-type="float">
            <text:p>273,45812988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45.393035889" calcext:value-type="float">
            <text:p>345,393035889</text:p>
          </table:table-cell>
          <table:table-cell office:value-type="float" office:value="278.468658447" calcext:value-type="float">
            <text:p>278,46865844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45.517333984" calcext:value-type="float">
            <text:p>345,517333984</text:p>
          </table:table-cell>
          <table:table-cell office:value-type="float" office:value="349.457366943" calcext:value-type="float">
            <text:p>349,45736694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46.000610352" calcext:value-type="float">
            <text:p>346,000610352</text:p>
          </table:table-cell>
          <table:table-cell office:value-type="float" office:value="163.169754028" calcext:value-type="float">
            <text:p>163,169754028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47.387969971" calcext:value-type="float">
            <text:p>347,387969971</text:p>
          </table:table-cell>
          <table:table-cell office:value-type="float" office:value="320.345245361" calcext:value-type="float">
            <text:p>320,34524536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48.011535645" calcext:value-type="float">
            <text:p>348,011535645</text:p>
          </table:table-cell>
          <table:table-cell office:value-type="float" office:value="311.480072021" calcext:value-type="float">
            <text:p>311,48007202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48.079315186" calcext:value-type="float">
            <text:p>348,079315186</text:p>
          </table:table-cell>
          <table:table-cell office:value-type="float" office:value="167.510025024" calcext:value-type="float">
            <text:p>167,51002502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48.170410156" calcext:value-type="float">
            <text:p>348,170410156</text:p>
          </table:table-cell>
          <table:table-cell office:value-type="float" office:value="105.867172241" calcext:value-type="float">
            <text:p>105,86717224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48.646759033" calcext:value-type="float">
            <text:p>348,646759033</text:p>
          </table:table-cell>
          <table:table-cell office:value-type="float" office:value="171.916671753" calcext:value-type="float">
            <text:p>171,9166717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48.83807373" calcext:value-type="float">
            <text:p>348,83807373</text:p>
          </table:table-cell>
          <table:table-cell office:value-type="float" office:value="345.424530029" calcext:value-type="float">
            <text:p>345,42453002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49.000823975" calcext:value-type="float">
            <text:p>349,000823975</text:p>
          </table:table-cell>
          <table:table-cell office:value-type="float" office:value="176.858016968" calcext:value-type="float">
            <text:p>176,8580169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49.453918457" calcext:value-type="float">
            <text:p>349,453918457</text:p>
          </table:table-cell>
          <table:table-cell office:value-type="float" office:value="347.836090088" calcext:value-type="float">
            <text:p>347,8360900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49.52444458" calcext:value-type="float">
            <text:p>349,52444458</text:p>
          </table:table-cell>
          <table:table-cell office:value-type="float" office:value="347.497161865" calcext:value-type="float">
            <text:p>347,49716186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49.557159424" calcext:value-type="float">
            <text:p>349,557159424</text:p>
          </table:table-cell>
          <table:table-cell office:value-type="float" office:value="340.670593262" calcext:value-type="float">
            <text:p>340,67059326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49.574249268" calcext:value-type="float">
            <text:p>349,574249268</text:p>
          </table:table-cell>
          <table:table-cell office:value-type="float" office:value="317.808807373" calcext:value-type="float">
            <text:p>317,8088073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9.620147705" calcext:value-type="float">
            <text:p>349,620147705</text:p>
          </table:table-cell>
          <table:table-cell office:value-type="float" office:value="355.374389648" calcext:value-type="float">
            <text:p>355,37438964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49.69354248" calcext:value-type="float">
            <text:p>349,69354248</text:p>
          </table:table-cell>
          <table:table-cell office:value-type="float" office:value="182.058364868" calcext:value-type="float">
            <text:p>182,0583648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349.718780518" calcext:value-type="float">
            <text:p>349,718780518</text:p>
          </table:table-cell>
          <table:table-cell office:value-type="float" office:value="106.404541016" calcext:value-type="float">
            <text:p>106,404541016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49.98638916" calcext:value-type="float">
            <text:p>349,98638916</text:p>
          </table:table-cell>
          <table:table-cell office:value-type="float" office:value="314.512145996" calcext:value-type="float">
            <text:p>314,51214599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350.205322266" calcext:value-type="float">
            <text:p>350,205322266</text:p>
          </table:table-cell>
          <table:table-cell office:value-type="float" office:value="103.932319641" calcext:value-type="float">
            <text:p>103,93231964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50.293762207" calcext:value-type="float">
            <text:p>350,293762207</text:p>
          </table:table-cell>
          <table:table-cell office:value-type="float" office:value="187.482696533" calcext:value-type="float">
            <text:p>187,48269653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50.596954346" calcext:value-type="float">
            <text:p>350,596954346</text:p>
          </table:table-cell>
          <table:table-cell office:value-type="float" office:value="192.35269165" calcext:value-type="float">
            <text:p>192,3526916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51.146453857" calcext:value-type="float">
            <text:p>351,146453857</text:p>
          </table:table-cell>
          <table:table-cell office:value-type="float" office:value="335.878753662" calcext:value-type="float">
            <text:p>335,87875366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351.186401367" calcext:value-type="float">
            <text:p>351,186401367</text:p>
          </table:table-cell>
          <table:table-cell office:value-type="float" office:value="106.263397217" calcext:value-type="float">
            <text:p>106,26339721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51.3777771" calcext:value-type="float">
            <text:p>351,3777771</text:p>
          </table:table-cell>
          <table:table-cell office:value-type="float" office:value="196.479537964" calcext:value-type="float">
            <text:p>196,47953796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51.564788818" calcext:value-type="float">
            <text:p>351,564788818</text:p>
          </table:table-cell>
          <table:table-cell office:value-type="float" office:value="353.664550781" calcext:value-type="float">
            <text:p>353,66455078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52.183166504" calcext:value-type="float">
            <text:p>352,183166504</text:p>
          </table:table-cell>
          <table:table-cell office:value-type="float" office:value="201.182556152" calcext:value-type="float">
            <text:p>201,1825561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352.381622314" calcext:value-type="float">
            <text:p>352,381622314</text:p>
          </table:table-cell>
          <table:table-cell office:value-type="float" office:value="101.847648621" calcext:value-type="float">
            <text:p>101,84764862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53.051361084" calcext:value-type="float">
            <text:p>353,051361084</text:p>
          </table:table-cell>
          <table:table-cell office:value-type="float" office:value="206.233032227" calcext:value-type="float">
            <text:p>206,23303222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53.575775146" calcext:value-type="float">
            <text:p>353,575775146</text:p>
          </table:table-cell>
          <table:table-cell office:value-type="float" office:value="211.134613037" calcext:value-type="float">
            <text:p>211,13461303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54.356567383" calcext:value-type="float">
            <text:p>354,356567383</text:p>
          </table:table-cell>
          <table:table-cell office:value-type="float" office:value="215.744094849" calcext:value-type="float">
            <text:p>215,74409484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54.6121521" calcext:value-type="float">
            <text:p>354,6121521</text:p>
          </table:table-cell>
          <table:table-cell office:value-type="float" office:value="331.590148926" calcext:value-type="float">
            <text:p>331,59014892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354.707855225" calcext:value-type="float">
            <text:p>354,707855225</text:p>
          </table:table-cell>
          <table:table-cell office:value-type="float" office:value="99.8166809082" calcext:value-type="float">
            <text:p>99,816680908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54.990875244" calcext:value-type="float">
            <text:p>354,990875244</text:p>
          </table:table-cell>
          <table:table-cell office:value-type="float" office:value="220.744918823" calcext:value-type="float">
            <text:p>220,74491882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54.992034912" calcext:value-type="float">
            <text:p>354,992034912</text:p>
          </table:table-cell>
          <table:table-cell office:value-type="float" office:value="349.283050537" calcext:value-type="float">
            <text:p>349,28305053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55.558746338" calcext:value-type="float">
            <text:p>355,558746338</text:p>
          </table:table-cell>
          <table:table-cell office:value-type="float" office:value="346.359954834" calcext:value-type="float">
            <text:p>346,35995483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5.691894531" calcext:value-type="float">
            <text:p>355,691894531</text:p>
          </table:table-cell>
          <table:table-cell office:value-type="float" office:value="225.572738647" calcext:value-type="float">
            <text:p>225,57273864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56.095153809" calcext:value-type="float">
            <text:p>356,095153809</text:p>
          </table:table-cell>
          <table:table-cell office:value-type="float" office:value="230.767944336" calcext:value-type="float">
            <text:p>230,76794433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56.16986084" calcext:value-type="float">
            <text:p>356,16986084</text:p>
          </table:table-cell>
          <table:table-cell office:value-type="float" office:value="326.929901123" calcext:value-type="float">
            <text:p>326,92990112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56.482849121" calcext:value-type="float">
            <text:p>356,482849121</text:p>
          </table:table-cell>
          <table:table-cell office:value-type="float" office:value="235.740570068" calcext:value-type="float">
            <text:p>235,7405700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356.906982422" calcext:value-type="float">
            <text:p>356,906982422</text:p>
          </table:table-cell>
          <table:table-cell office:value-type="float" office:value="104.021743774" calcext:value-type="float">
            <text:p>104,02174377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356.924224854" calcext:value-type="float">
            <text:p>356,924224854</text:p>
          </table:table-cell>
          <table:table-cell office:value-type="float" office:value="97.4752883911" calcext:value-type="float">
            <text:p>97,475288391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7.255737305" calcext:value-type="float">
            <text:p>357,255737305</text:p>
          </table:table-cell>
          <table:table-cell office:value-type="float" office:value="240.313812256" calcext:value-type="float">
            <text:p>240,31381225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57.684509277" calcext:value-type="float">
            <text:p>357,684509277</text:p>
          </table:table-cell>
          <table:table-cell office:value-type="float" office:value="336.520904541" calcext:value-type="float">
            <text:p>336,52090454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7.785247803" calcext:value-type="float">
            <text:p>357,785247803</text:p>
          </table:table-cell>
          <table:table-cell office:value-type="float" office:value="345.411621094" calcext:value-type="float">
            <text:p>345,41162109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7.891937256" calcext:value-type="float">
            <text:p>357,891937256</text:p>
          </table:table-cell>
          <table:table-cell office:value-type="float" office:value="271.003356934" calcext:value-type="float">
            <text:p>271,00335693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57.914855957" calcext:value-type="float">
            <text:p>357,914855957</text:p>
          </table:table-cell>
          <table:table-cell office:value-type="float" office:value="245.260620117" calcext:value-type="float">
            <text:p>245,26062011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58.215454102" calcext:value-type="float">
            <text:p>358,215454102</text:p>
          </table:table-cell>
          <table:table-cell office:value-type="float" office:value="250.383666992" calcext:value-type="float">
            <text:p>250,38366699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58.3487854" calcext:value-type="float">
            <text:p>358,3487854</text:p>
          </table:table-cell>
          <table:table-cell office:value-type="float" office:value="260.923278809" calcext:value-type="float">
            <text:p>260,9232788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58.370269775" calcext:value-type="float">
            <text:p>358,370269775</text:p>
          </table:table-cell>
          <table:table-cell office:value-type="float" office:value="255.362243652" calcext:value-type="float">
            <text:p>255,3622436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58.768035889" calcext:value-type="float">
            <text:p>358,768035889</text:p>
          </table:table-cell>
          <table:table-cell office:value-type="float" office:value="275.097076416" calcext:value-type="float">
            <text:p>275,09707641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8.952728271" calcext:value-type="float">
            <text:p>358,952728271</text:p>
          </table:table-cell>
          <table:table-cell office:value-type="float" office:value="266.051208496" calcext:value-type="float">
            <text:p>266,05120849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58.964508057" calcext:value-type="float">
            <text:p>358,964508057</text:p>
          </table:table-cell>
          <table:table-cell office:value-type="float" office:value="280.927642822" calcext:value-type="float">
            <text:p>280,927642822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359.184661865" calcext:value-type="float">
            <text:p>359,184661865</text:p>
          </table:table-cell>
          <table:table-cell office:value-type="float" office:value="95.0421600342" calcext:value-type="float">
            <text:p>95,042160034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9.456298828" calcext:value-type="float">
            <text:p>359,456298828</text:p>
          </table:table-cell>
          <table:table-cell office:value-type="float" office:value="311.298980713" calcext:value-type="float">
            <text:p>311,29898071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9.720153809" calcext:value-type="float">
            <text:p>359,720153809</text:p>
          </table:table-cell>
          <table:table-cell office:value-type="float" office:value="306.288360596" calcext:value-type="float">
            <text:p>306,28836059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59.742889404" calcext:value-type="float">
            <text:p>359,742889404</text:p>
          </table:table-cell>
          <table:table-cell office:value-type="float" office:value="331.104858398" calcext:value-type="float">
            <text:p>331,10485839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59.75390625" calcext:value-type="float">
            <text:p>359,75390625</text:p>
          </table:table-cell>
          <table:table-cell office:value-type="float" office:value="322.068084717" calcext:value-type="float">
            <text:p>322,06808471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60.186798096" calcext:value-type="float">
            <text:p>360,186798096</text:p>
          </table:table-cell>
          <table:table-cell office:value-type="float" office:value="315.815032959" calcext:value-type="float">
            <text:p>315,81503295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60.283569336" calcext:value-type="float">
            <text:p>360,283569336</text:p>
          </table:table-cell>
          <table:table-cell office:value-type="float" office:value="301.036376953" calcext:value-type="float">
            <text:p>301,0363769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360.332244873" calcext:value-type="float">
            <text:p>360,332244873</text:p>
          </table:table-cell>
          <table:table-cell office:value-type="float" office:value="102.1769104" calcext:value-type="float">
            <text:p>102,176910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60.565246582" calcext:value-type="float">
            <text:p>360,565246582</text:p>
          </table:table-cell>
          <table:table-cell office:value-type="float" office:value="325.795684814" calcext:value-type="float">
            <text:p>325,79568481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60.740631104" calcext:value-type="float">
            <text:p>360,740631104</text:p>
          </table:table-cell>
          <table:table-cell office:value-type="float" office:value="320.41116333" calcext:value-type="float">
            <text:p>320,4111633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60.869262695" calcext:value-type="float">
            <text:p>360,869262695</text:p>
          </table:table-cell>
          <table:table-cell office:value-type="float" office:value="341.530792236" calcext:value-type="float">
            <text:p>341,53079223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360.909759521" calcext:value-type="float">
            <text:p>360,909759521</text:p>
          </table:table-cell>
          <table:table-cell office:value-type="float" office:value="285.253509521" calcext:value-type="float">
            <text:p>285,25350952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61.106994629" calcext:value-type="float">
            <text:p>361,106994629</text:p>
          </table:table-cell>
          <table:table-cell office:value-type="float" office:value="290.547088623" calcext:value-type="float">
            <text:p>290,54708862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1.475189209" calcext:value-type="float">
            <text:p>361,475189209</text:p>
          </table:table-cell>
          <table:table-cell office:value-type="float" office:value="317.472564697" calcext:value-type="float">
            <text:p>317,47256469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361.492370605" calcext:value-type="float">
            <text:p>361,492370605</text:p>
          </table:table-cell>
          <table:table-cell office:value-type="float" office:value="92.4240036011" calcext:value-type="float">
            <text:p>92,424003601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61.854553223" calcext:value-type="float">
            <text:p>361,854553223</text:p>
          </table:table-cell>
          <table:table-cell office:value-type="float" office:value="295.919158936" calcext:value-type="float">
            <text:p>295,91915893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62.813293457" calcext:value-type="float">
            <text:p>362,813293457</text:p>
          </table:table-cell>
          <table:table-cell office:value-type="float" office:value="312.740875244" calcext:value-type="float">
            <text:p>312,74087524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363.862487793" calcext:value-type="float">
            <text:p>363,862487793</text:p>
          </table:table-cell>
          <table:table-cell office:value-type="float" office:value="89.6527404785" calcext:value-type="float">
            <text:p>89,652740478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64.070770264" calcext:value-type="float">
            <text:p>364,070770264</text:p>
          </table:table-cell>
          <table:table-cell office:value-type="float" office:value="307.707366943" calcext:value-type="float">
            <text:p>307,70736694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4.40927124" calcext:value-type="float">
            <text:p>364,40927124</text:p>
          </table:table-cell>
          <table:table-cell office:value-type="float" office:value="337.079650879" calcext:value-type="float">
            <text:p>337,07965087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64.416748047" calcext:value-type="float">
            <text:p>364,416748047</text:p>
          </table:table-cell>
          <table:table-cell office:value-type="float" office:value="302.170166016" calcext:value-type="float">
            <text:p>302,17016601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64.667633057" calcext:value-type="float">
            <text:p>364,667633057</text:p>
          </table:table-cell>
          <table:table-cell office:value-type="float" office:value="297.093048096" calcext:value-type="float">
            <text:p>297,09304809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65.361419678" calcext:value-type="float">
            <text:p>365,361419678</text:p>
          </table:table-cell>
          <table:table-cell office:value-type="float" office:value="125.875152588" calcext:value-type="float">
            <text:p>125,8751525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65.559997559" calcext:value-type="float">
            <text:p>365,559997559</text:p>
          </table:table-cell>
          <table:table-cell office:value-type="float" office:value="292.145721436" calcext:value-type="float">
            <text:p>292,14572143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366.273864746" calcext:value-type="float">
            <text:p>366,273864746</text:p>
          </table:table-cell>
          <table:table-cell office:value-type="float" office:value="87.091796875" calcext:value-type="float">
            <text:p>87,09179687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366.454040527" calcext:value-type="float">
            <text:p>366,454040527</text:p>
          </table:table-cell>
          <table:table-cell office:value-type="float" office:value="124.578727722" calcext:value-type="float">
            <text:p>124,57872772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66.585784912" calcext:value-type="float">
            <text:p>366,585784912</text:p>
          </table:table-cell>
          <table:table-cell office:value-type="float" office:value="124.364112854" calcext:value-type="float">
            <text:p>124,36411285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66.675354004" calcext:value-type="float">
            <text:p>366,675354004</text:p>
          </table:table-cell>
          <table:table-cell office:value-type="float" office:value="287.06854248" calcext:value-type="float">
            <text:p>287,0685424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68.169921875" calcext:value-type="float">
            <text:p>368,169921875</text:p>
          </table:table-cell>
          <table:table-cell office:value-type="float" office:value="134.075500488" calcext:value-type="float">
            <text:p>134,0755004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68.442474365" calcext:value-type="float">
            <text:p>368,442474365</text:p>
          </table:table-cell>
          <table:table-cell office:value-type="float" office:value="131.500366211" calcext:value-type="float">
            <text:p>131,50036621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68.610565186" calcext:value-type="float">
            <text:p>368,610565186</text:p>
          </table:table-cell>
          <table:table-cell office:value-type="float" office:value="282.023406982" calcext:value-type="float">
            <text:p>282,02340698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68.617004395" calcext:value-type="float">
            <text:p>368,617004395</text:p>
          </table:table-cell>
          <table:table-cell office:value-type="float" office:value="126.376502991" calcext:value-type="float">
            <text:p>126,37650299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68.669708252" calcext:value-type="float">
            <text:p>368,669708252</text:p>
          </table:table-cell>
          <table:table-cell office:value-type="float" office:value="332.85357666" calcext:value-type="float">
            <text:p>332,8535766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68.6902771" calcext:value-type="float">
            <text:p>368,6902771</text:p>
          </table:table-cell>
          <table:table-cell office:value-type="float" office:value="83.9766540527" calcext:value-type="float">
            <text:p>83,976654052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69.234832764" calcext:value-type="float">
            <text:p>369,234832764</text:p>
          </table:table-cell>
          <table:table-cell office:value-type="float" office:value="139.661499023" calcext:value-type="float">
            <text:p>139,66149902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69.681793213" calcext:value-type="float">
            <text:p>369,681793213</text:p>
          </table:table-cell>
          <table:table-cell office:value-type="float" office:value="123.803070068" calcext:value-type="float">
            <text:p>123,8030700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70" calcext:value-type="float">
            <text:p>370</text:p>
          </table:table-cell>
          <table:table-cell office:value-type="float" office:value="133.5" calcext:value-type="float">
            <text:p>133,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370.065948486" calcext:value-type="float">
            <text:p>370,065948486</text:p>
          </table:table-cell>
          <table:table-cell office:value-type="float" office:value="144.732879639" calcext:value-type="float">
            <text:p>144,73287963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70.245513916" calcext:value-type="float">
            <text:p>370,245513916</text:p>
          </table:table-cell>
          <table:table-cell office:value-type="float" office:value="276.737243652" calcext:value-type="float">
            <text:p>276,7372436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70.603790283" calcext:value-type="float">
            <text:p>370,603790283</text:p>
          </table:table-cell>
          <table:table-cell office:value-type="float" office:value="150.577362061" calcext:value-type="float">
            <text:p>150,57736206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71.077911377" calcext:value-type="float">
            <text:p>371,077911377</text:p>
          </table:table-cell>
          <table:table-cell office:value-type="float" office:value="328.125305176" calcext:value-type="float">
            <text:p>328,12530517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371.387939453" calcext:value-type="float">
            <text:p>371,387939453</text:p>
          </table:table-cell>
          <table:table-cell office:value-type="float" office:value="80.4404602051" calcext:value-type="float">
            <text:p>80,440460205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71.462585449" calcext:value-type="float">
            <text:p>371,462585449</text:p>
          </table:table-cell>
          <table:table-cell office:value-type="float" office:value="271.692352295" calcext:value-type="float">
            <text:p>271,69235229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371.575775146" calcext:value-type="float">
            <text:p>371,575775146</text:p>
          </table:table-cell>
          <table:table-cell office:value-type="float" office:value="156.095092773" calcext:value-type="float">
            <text:p>156,0950927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72.424316406" calcext:value-type="float">
            <text:p>372,424316406</text:p>
          </table:table-cell>
          <table:table-cell office:value-type="float" office:value="134.021621704" calcext:value-type="float">
            <text:p>134,021621704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72.76071167" calcext:value-type="float">
            <text:p>372,76071167</text:p>
          </table:table-cell>
          <table:table-cell office:value-type="float" office:value="161.25289917" calcext:value-type="float">
            <text:p>161,2528991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2.959869385" calcext:value-type="float">
            <text:p>372,959869385</text:p>
          </table:table-cell>
          <table:table-cell office:value-type="float" office:value="266.673461914" calcext:value-type="float">
            <text:p>266,67346191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73.107635498" calcext:value-type="float">
            <text:p>373,107635498</text:p>
          </table:table-cell>
          <table:table-cell office:value-type="float" office:value="323.400115967" calcext:value-type="float">
            <text:p>323,4001159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74.010437012" calcext:value-type="float">
            <text:p>374,010437012</text:p>
          </table:table-cell>
          <table:table-cell office:value-type="float" office:value="165.456008911" calcext:value-type="float">
            <text:p>165,45600891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374.139312744" calcext:value-type="float">
            <text:p>374,139312744</text:p>
          </table:table-cell>
          <table:table-cell office:value-type="float" office:value="76.7382583618" calcext:value-type="float">
            <text:p>76,738258361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74.170654297" calcext:value-type="float">
            <text:p>374,170654297</text:p>
          </table:table-cell>
          <table:table-cell office:value-type="float" office:value="261.753540039" calcext:value-type="float">
            <text:p>261,75354003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74.874450684" calcext:value-type="float">
            <text:p>374,874450684</text:p>
          </table:table-cell>
          <table:table-cell office:value-type="float" office:value="169.195999146" calcext:value-type="float">
            <text:p>169,19599914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375.130950928" calcext:value-type="float">
            <text:p>375,130950928</text:p>
          </table:table-cell>
          <table:table-cell office:value-type="float" office:value="134.436447144" calcext:value-type="float">
            <text:p>134,43644714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75.436767578" calcext:value-type="float">
            <text:p>375,436767578</text:p>
          </table:table-cell>
          <table:table-cell office:value-type="float" office:value="318.604095459" calcext:value-type="float">
            <text:p>318,60409545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75.487487793" calcext:value-type="float">
            <text:p>375,487487793</text:p>
          </table:table-cell>
          <table:table-cell office:value-type="float" office:value="256.858642578" calcext:value-type="float">
            <text:p>256,85864257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76.008972168" calcext:value-type="float">
            <text:p>376,008972168</text:p>
          </table:table-cell>
          <table:table-cell office:value-type="float" office:value="179.609619141" calcext:value-type="float">
            <text:p>179,60961914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76.253692627" calcext:value-type="float">
            <text:p>376,253692627</text:p>
          </table:table-cell>
          <table:table-cell office:value-type="float" office:value="172.845169067" calcext:value-type="float">
            <text:p>172,8451690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76.39654541" calcext:value-type="float">
            <text:p>376,39654541</text:p>
          </table:table-cell>
          <table:table-cell office:value-type="float" office:value="182.741027832" calcext:value-type="float">
            <text:p>182,74102783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376.636138916" calcext:value-type="float">
            <text:p>376,636138916</text:p>
          </table:table-cell>
          <table:table-cell office:value-type="float" office:value="72.5155410767" calcext:value-type="float">
            <text:p>72,51554107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77.00567627" calcext:value-type="float">
            <text:p>377,00567627</text:p>
          </table:table-cell>
          <table:table-cell office:value-type="float" office:value="252.050430298" calcext:value-type="float">
            <text:p>252,05043029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7.655792236" calcext:value-type="float">
            <text:p>377,655792236</text:p>
          </table:table-cell>
          <table:table-cell office:value-type="float" office:value="314.070861816" calcext:value-type="float">
            <text:p>314,07086181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7.72354126" calcext:value-type="float">
            <text:p>377,72354126</text:p>
          </table:table-cell>
          <table:table-cell office:value-type="float" office:value="186.663101196" calcext:value-type="float">
            <text:p>186,66310119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378.024108887" calcext:value-type="float">
            <text:p>378,024108887</text:p>
          </table:table-cell>
          <table:table-cell office:value-type="float" office:value="133.774581909" calcext:value-type="float">
            <text:p>133,77458190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8.373199463" calcext:value-type="float">
            <text:p>378,373199463</text:p>
          </table:table-cell>
          <table:table-cell office:value-type="float" office:value="247.140625" calcext:value-type="float">
            <text:p>247,14062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78.818634033" calcext:value-type="float">
            <text:p>378,818634033</text:p>
          </table:table-cell>
          <table:table-cell office:value-type="float" office:value="231.637908936" calcext:value-type="float">
            <text:p>231,63790893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78.982391357" calcext:value-type="float">
            <text:p>378,982391357</text:p>
          </table:table-cell>
          <table:table-cell office:value-type="float" office:value="226.729019165" calcext:value-type="float">
            <text:p>226,72901916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79.013244629" calcext:value-type="float">
            <text:p>379,013244629</text:p>
          </table:table-cell>
          <table:table-cell office:value-type="float" office:value="188.192855835" calcext:value-type="float">
            <text:p>188,19285583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379.206329346" calcext:value-type="float">
            <text:p>379,206329346</text:p>
          </table:table-cell>
          <table:table-cell office:value-type="float" office:value="68.4885025024" calcext:value-type="float">
            <text:p>68,488502502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79.24206543" calcext:value-type="float">
            <text:p>379,24206543</text:p>
          </table:table-cell>
          <table:table-cell office:value-type="float" office:value="221.740997314" calcext:value-type="float">
            <text:p>221,74099731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79.49307251" calcext:value-type="float">
            <text:p>379,49307251</text:p>
          </table:table-cell>
          <table:table-cell office:value-type="float" office:value="191.711135864" calcext:value-type="float">
            <text:p>191,71113586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79.652130127" calcext:value-type="float">
            <text:p>379,652130127</text:p>
          </table:table-cell>
          <table:table-cell office:value-type="float" office:value="216.588394165" calcext:value-type="float">
            <text:p>216,58839416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79.777099609" calcext:value-type="float">
            <text:p>379,777099609</text:p>
          </table:table-cell>
          <table:table-cell office:value-type="float" office:value="237.069549561" calcext:value-type="float">
            <text:p>237,06954956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79.884765625" calcext:value-type="float">
            <text:p>379,884765625</text:p>
          </table:table-cell>
          <table:table-cell office:value-type="float" office:value="241.687362671" calcext:value-type="float">
            <text:p>241,68736267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80.392578125" calcext:value-type="float">
            <text:p>380,392578125</text:p>
          </table:table-cell>
          <table:table-cell office:value-type="float" office:value="211.926345825" calcext:value-type="float">
            <text:p>211,92634582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80.413482666" calcext:value-type="float">
            <text:p>380,413482666</text:p>
          </table:table-cell>
          <table:table-cell office:value-type="float" office:value="196.903701782" calcext:value-type="float">
            <text:p>196,90370178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80.48135376" calcext:value-type="float">
            <text:p>380,48135376</text:p>
          </table:table-cell>
          <table:table-cell office:value-type="float" office:value="201.835662842" calcext:value-type="float">
            <text:p>201,83566284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80.890289307" calcext:value-type="float">
            <text:p>380,890289307</text:p>
          </table:table-cell>
          <table:table-cell office:value-type="float" office:value="206.971786499" calcext:value-type="float">
            <text:p>206,97178649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81.139648438" calcext:value-type="float">
            <text:p>381,139648438</text:p>
          </table:table-cell>
          <table:table-cell office:value-type="float" office:value="132.73651123" calcext:value-type="float">
            <text:p>132,7365112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81.553466797" calcext:value-type="float">
            <text:p>381,553466797</text:p>
          </table:table-cell>
          <table:table-cell office:value-type="float" office:value="309.644470215" calcext:value-type="float">
            <text:p>309,64447021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381.627868652" calcext:value-type="float">
            <text:p>381,627868652</text:p>
          </table:table-cell>
          <table:table-cell office:value-type="float" office:value="64.3052139282" calcext:value-type="float">
            <text:p>64,305213928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383.912872314" calcext:value-type="float">
            <text:p>383,912872314</text:p>
          </table:table-cell>
          <table:table-cell office:value-type="float" office:value="59.0622749329" calcext:value-type="float">
            <text:p>59,062274932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84.127166748" calcext:value-type="float">
            <text:p>384,127166748</text:p>
          </table:table-cell>
          <table:table-cell office:value-type="float" office:value="303.473297119" calcext:value-type="float">
            <text:p>303,47329711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84.834136963" calcext:value-type="float">
            <text:p>384,834136963</text:p>
          </table:table-cell>
          <table:table-cell office:value-type="float" office:value="131.303253174" calcext:value-type="float">
            <text:p>131,30325317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4.909912109" calcext:value-type="float">
            <text:p>384,909912109</text:p>
          </table:table-cell>
          <table:table-cell office:value-type="float" office:value="298.921447754" calcext:value-type="float">
            <text:p>298,92144775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4.996459961" calcext:value-type="float">
            <text:p>384,996459961</text:p>
          </table:table-cell>
          <table:table-cell office:value-type="float" office:value="295.522949219" calcext:value-type="float">
            <text:p>295,52294921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5.72088623" calcext:value-type="float">
            <text:p>385,72088623</text:p>
          </table:table-cell>
          <table:table-cell office:value-type="float" office:value="290.739135742" calcext:value-type="float">
            <text:p>290,73913574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386.362365723" calcext:value-type="float">
            <text:p>386,362365723</text:p>
          </table:table-cell>
          <table:table-cell office:value-type="float" office:value="54.115737915" calcext:value-type="float">
            <text:p>54,11573791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87.244720459" calcext:value-type="float">
            <text:p>387,244720459</text:p>
          </table:table-cell>
          <table:table-cell office:value-type="float" office:value="286.255157471" calcext:value-type="float">
            <text:p>286,25515747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388.409545898" calcext:value-type="float">
            <text:p>388,409545898</text:p>
          </table:table-cell>
          <table:table-cell office:value-type="float" office:value="129.156188965" calcext:value-type="float">
            <text:p>129,15618896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388.627380371" calcext:value-type="float">
            <text:p>388,627380371</text:p>
          </table:table-cell>
          <table:table-cell office:value-type="float" office:value="48.791229248" calcext:value-type="float">
            <text:p>48,79122924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0.275054932" calcext:value-type="float">
            <text:p>390,275054932</text:p>
          </table:table-cell>
          <table:table-cell office:value-type="float" office:value="281.674743652" calcext:value-type="float">
            <text:p>281,6747436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391.153991699" calcext:value-type="float">
            <text:p>391,153991699</text:p>
          </table:table-cell>
          <table:table-cell office:value-type="float" office:value="43.8840103149" calcext:value-type="float">
            <text:p>43,884010314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92.009033203" calcext:value-type="float">
            <text:p>392,009033203</text:p>
          </table:table-cell>
          <table:table-cell office:value-type="float" office:value="126.481864929" calcext:value-type="float">
            <text:p>126,48186492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94.141021729" calcext:value-type="float">
            <text:p>394,141021729</text:p>
          </table:table-cell>
          <table:table-cell office:value-type="float" office:value="277.572387695" calcext:value-type="float">
            <text:p>277,57238769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394.267242432" calcext:value-type="float">
            <text:p>394,267242432</text:p>
          </table:table-cell>
          <table:table-cell office:value-type="float" office:value="38.5229492188" calcext:value-type="float">
            <text:p>38,52294921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4.461853027" calcext:value-type="float">
            <text:p>394,461853027</text:p>
          </table:table-cell>
          <table:table-cell office:value-type="float" office:value="177.432540894" calcext:value-type="float">
            <text:p>177,432540894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95.596832275" calcext:value-type="float">
            <text:p>395,596832275</text:p>
          </table:table-cell>
          <table:table-cell office:value-type="float" office:value="181.857818604" calcext:value-type="float">
            <text:p>181,85781860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395.914642334" calcext:value-type="float">
            <text:p>395,914642334</text:p>
          </table:table-cell>
          <table:table-cell office:value-type="float" office:value="122.980628967" calcext:value-type="float">
            <text:p>122,98062896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96.597045898" calcext:value-type="float">
            <text:p>396,597045898</text:p>
          </table:table-cell>
          <table:table-cell office:value-type="float" office:value="186.772583008" calcext:value-type="float">
            <text:p>186,77258300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396.63168335" calcext:value-type="float">
            <text:p>396,63168335</text:p>
          </table:table-cell>
          <table:table-cell office:value-type="float" office:value="34.7753715515" calcext:value-type="float">
            <text:p>34,775371551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97.146789551" calcext:value-type="float">
            <text:p>397,146789551</text:p>
          </table:table-cell>
          <table:table-cell office:value-type="float" office:value="159.075195312" calcext:value-type="float">
            <text:p>159,07519531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97.250732422" calcext:value-type="float">
            <text:p>397,250732422</text:p>
          </table:table-cell>
          <table:table-cell office:value-type="float" office:value="265.376190186" calcext:value-type="float">
            <text:p>265,37619018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97.254425049" calcext:value-type="float">
            <text:p>397,254425049</text:p>
          </table:table-cell>
          <table:table-cell office:value-type="float" office:value="255.453613281" calcext:value-type="float">
            <text:p>255,45361328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97.462341309" calcext:value-type="float">
            <text:p>397,462341309</text:p>
          </table:table-cell>
          <table:table-cell office:value-type="float" office:value="262.20098877" calcext:value-type="float">
            <text:p>262,2009887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397.527191162" calcext:value-type="float">
            <text:p>397,527191162</text:p>
          </table:table-cell>
          <table:table-cell office:value-type="float" office:value="32.0120429993" calcext:value-type="float">
            <text:p>32,012042999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97.57043457" calcext:value-type="float">
            <text:p>397,57043457</text:p>
          </table:table-cell>
          <table:table-cell office:value-type="float" office:value="191.359832764" calcext:value-type="float">
            <text:p>191,35983276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97.570495605" calcext:value-type="float">
            <text:p>397,570495605</text:p>
          </table:table-cell>
          <table:table-cell office:value-type="float" office:value="268.179382324" calcext:value-type="float">
            <text:p>268,17938232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97.61315918" calcext:value-type="float">
            <text:p>397,61315918</text:p>
          </table:table-cell>
          <table:table-cell office:value-type="float" office:value="274.189147949" calcext:value-type="float">
            <text:p>274,18914794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97.749481201" calcext:value-type="float">
            <text:p>397,749481201</text:p>
          </table:table-cell>
          <table:table-cell office:value-type="float" office:value="269.147674561" calcext:value-type="float">
            <text:p>269,14767456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98.422332764" calcext:value-type="float">
            <text:p>398,422332764</text:p>
          </table:table-cell>
          <table:table-cell office:value-type="float" office:value="271.79888916" calcext:value-type="float">
            <text:p>271,7988891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98.785827637" calcext:value-type="float">
            <text:p>398,785827637</text:p>
          </table:table-cell>
          <table:table-cell office:value-type="float" office:value="269.722869873" calcext:value-type="float">
            <text:p>269,7228698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98.847412109" calcext:value-type="float">
            <text:p>398,847412109</text:p>
          </table:table-cell>
          <table:table-cell office:value-type="float" office:value="232.25012207" calcext:value-type="float">
            <text:p>232,2501220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398.914154053" calcext:value-type="float">
            <text:p>398,914154053</text:p>
          </table:table-cell>
          <table:table-cell office:value-type="float" office:value="119.135726929" calcext:value-type="float">
            <text:p>119,13572692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98.984649658" calcext:value-type="float">
            <text:p>398,984649658</text:p>
          </table:table-cell>
          <table:table-cell office:value-type="float" office:value="196.213806152" calcext:value-type="float">
            <text:p>196,2138061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00.291290283" calcext:value-type="float">
            <text:p>400,291290283</text:p>
          </table:table-cell>
          <table:table-cell office:value-type="float" office:value="158.201965332" calcext:value-type="float">
            <text:p>158,20196533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00.827301025" calcext:value-type="float">
            <text:p>400,827301025</text:p>
          </table:table-cell>
          <table:table-cell office:value-type="float" office:value="200.563110352" calcext:value-type="float">
            <text:p>200,5631103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401.042480469" calcext:value-type="float">
            <text:p>401,042480469</text:p>
          </table:table-cell>
          <table:table-cell office:value-type="float" office:value="29.4951763153" calcext:value-type="float">
            <text:p>29,49517631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01.895874023" calcext:value-type="float">
            <text:p>401,895874023</text:p>
          </table:table-cell>
          <table:table-cell office:value-type="float" office:value="230.209396362" calcext:value-type="float">
            <text:p>230,20939636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401.91897583" calcext:value-type="float">
            <text:p>401,91897583</text:p>
          </table:table-cell>
          <table:table-cell office:value-type="float" office:value="114.788551331" calcext:value-type="float">
            <text:p>114,78855133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02.89855957" calcext:value-type="float">
            <text:p>402,89855957</text:p>
          </table:table-cell>
          <table:table-cell office:value-type="float" office:value="160.693603516" calcext:value-type="float">
            <text:p>160,69360351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3.134277344" calcext:value-type="float">
            <text:p>403,134277344</text:p>
          </table:table-cell>
          <table:table-cell office:value-type="float" office:value="244.020324707" calcext:value-type="float">
            <text:p>244,02032470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403.97668457" calcext:value-type="float">
            <text:p>403,97668457</text:p>
          </table:table-cell>
          <table:table-cell office:value-type="float" office:value="27.397397995" calcext:value-type="float">
            <text:p>27,39739799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404.190551758" calcext:value-type="float">
            <text:p>404,190551758</text:p>
          </table:table-cell>
          <table:table-cell office:value-type="float" office:value="157.74887085" calcext:value-type="float">
            <text:p>157,7488708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404.436706543" calcext:value-type="float">
            <text:p>404,436706543</text:p>
          </table:table-cell>
          <table:table-cell office:value-type="float" office:value="110.090118408" calcext:value-type="float">
            <text:p>110,09011840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04.467895508" calcext:value-type="float">
            <text:p>404,467895508</text:p>
          </table:table-cell>
          <table:table-cell office:value-type="float" office:value="249.444900513" calcext:value-type="float">
            <text:p>249,44490051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05.501556396" calcext:value-type="float">
            <text:p>405,501556396</text:p>
          </table:table-cell>
          <table:table-cell office:value-type="float" office:value="162.115844727" calcext:value-type="float">
            <text:p>162,11584472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05.928344727" calcext:value-type="float">
            <text:p>405,928344727</text:p>
          </table:table-cell>
          <table:table-cell office:value-type="float" office:value="226.836181641" calcext:value-type="float">
            <text:p>226,83618164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05.940582275" calcext:value-type="float">
            <text:p>405,940582275</text:p>
          </table:table-cell>
          <table:table-cell office:value-type="float" office:value="206.993652344" calcext:value-type="float">
            <text:p>206,99365234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06.5753479" calcext:value-type="float">
            <text:p>406,5753479</text:p>
          </table:table-cell>
          <table:table-cell office:value-type="float" office:value="211.433807373" calcext:value-type="float">
            <text:p>211,4338073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6.595336914" calcext:value-type="float">
            <text:p>406,595336914</text:p>
          </table:table-cell>
          <table:table-cell office:value-type="float" office:value="216.72203064" calcext:value-type="float">
            <text:p>216,7220306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07.267608643" calcext:value-type="float">
            <text:p>407,267608643</text:p>
          </table:table-cell>
          <table:table-cell office:value-type="float" office:value="104.886360168" calcext:value-type="float">
            <text:p>104,8863601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07.4894104" calcext:value-type="float">
            <text:p>407,4894104</text:p>
          </table:table-cell>
          <table:table-cell office:value-type="float" office:value="222.295059204" calcext:value-type="float">
            <text:p>222,29505920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08.158081055" calcext:value-type="float">
            <text:p>408,158081055</text:p>
          </table:table-cell>
          <table:table-cell office:value-type="float" office:value="163.471374512" calcext:value-type="float">
            <text:p>163,47137451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08.891265869" calcext:value-type="float">
            <text:p>408,891265869</text:p>
          </table:table-cell>
          <table:table-cell office:value-type="float" office:value="156.968795776" calcext:value-type="float">
            <text:p>156,96879577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10.26940918" calcext:value-type="float">
            <text:p>410,26940918</text:p>
          </table:table-cell>
          <table:table-cell office:value-type="float" office:value="99.0921707153" calcext:value-type="float">
            <text:p>99,09217071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10.47555542" calcext:value-type="float">
            <text:p>410,47555542</text:p>
          </table:table-cell>
          <table:table-cell office:value-type="float" office:value="249.48576355" calcext:value-type="float">
            <text:p>249,4857635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412.766479492" calcext:value-type="float">
            <text:p>412,766479492</text:p>
          </table:table-cell>
          <table:table-cell office:value-type="float" office:value="93.0702896118" calcext:value-type="float">
            <text:p>93,070289611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13.013641357" calcext:value-type="float">
            <text:p>413,013641357</text:p>
          </table:table-cell>
          <table:table-cell office:value-type="float" office:value="253.218048096" calcext:value-type="float">
            <text:p>253,21804809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413.438903809" calcext:value-type="float">
            <text:p>413,438903809</text:p>
          </table:table-cell>
          <table:table-cell office:value-type="float" office:value="156.566101074" calcext:value-type="float">
            <text:p>156,56610107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415.987365723" calcext:value-type="float">
            <text:p>415,987365723</text:p>
          </table:table-cell>
          <table:table-cell office:value-type="float" office:value="89.5208969116" calcext:value-type="float">
            <text:p>89,520896911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418.261444092" calcext:value-type="float">
            <text:p>418,261444092</text:p>
          </table:table-cell>
          <table:table-cell office:value-type="float" office:value="155.806274414" calcext:value-type="float">
            <text:p>155,806274414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419.156280518" calcext:value-type="float">
            <text:p>419,156280518</text:p>
          </table:table-cell>
          <table:table-cell office:value-type="float" office:value="87.1725616455" calcext:value-type="float">
            <text:p>87,172561645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22.772766113" calcext:value-type="float">
            <text:p>422,772766113</text:p>
          </table:table-cell>
          <table:table-cell office:value-type="float" office:value="153.524978638" calcext:value-type="float">
            <text:p>153,524978638</text:p>
          </table:table-cell>
          <table:table-cell office:value-type="string" calcext:value-type="string">
            <text:p>MULTIPLE_LEDS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422.886962891" calcext:value-type="float">
            <text:p>422,886962891</text:p>
          </table:table-cell>
          <table:table-cell office:value-type="float" office:value="84.8640518188" calcext:value-type="float">
            <text:p>84,86405181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27.49420166" calcext:value-type="float">
            <text:p>427,49420166</text:p>
          </table:table-cell>
          <table:table-cell office:value-type="float" office:value="151.23274231" calcext:value-type="float">
            <text:p>151,2327423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429.19732666" calcext:value-type="float">
            <text:p>429,19732666</text:p>
          </table:table-cell>
          <table:table-cell office:value-type="float" office:value="83.3477172852" calcext:value-type="float">
            <text:p>83,34771728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32.147766113" calcext:value-type="float">
            <text:p>432,147766113</text:p>
          </table:table-cell>
          <table:table-cell office:value-type="float" office:value="149.391387939" calcext:value-type="float">
            <text:p>149,39138793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433.706970215" calcext:value-type="float">
            <text:p>433,706970215</text:p>
          </table:table-cell>
          <table:table-cell office:value-type="float" office:value="80.8424301147" calcext:value-type="float">
            <text:p>80,842430114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36.758575439" calcext:value-type="float">
            <text:p>436,758575439</text:p>
          </table:table-cell>
          <table:table-cell office:value-type="float" office:value="147.869216919" calcext:value-type="float">
            <text:p>147,86921691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38.826049805" calcext:value-type="float">
            <text:p>438,826049805</text:p>
          </table:table-cell>
          <table:table-cell office:value-type="float" office:value="78.2548522949" calcext:value-type="float">
            <text:p>78,254852294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441.342315674" calcext:value-type="float">
            <text:p>441,342315674</text:p>
          </table:table-cell>
          <table:table-cell office:value-type="float" office:value="146.245101929" calcext:value-type="float">
            <text:p>146,24510192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442.224151611" calcext:value-type="float">
            <text:p>442,224151611</text:p>
          </table:table-cell>
          <table:table-cell office:value-type="float" office:value="75.4152069092" calcext:value-type="float">
            <text:p>75,415206909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442.808319092" calcext:value-type="float">
            <text:p>442,808319092</text:p>
          </table:table-cell>
          <table:table-cell office:value-type="float" office:value="71.2165603638" calcext:value-type="float">
            <text:p>71,216560363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443.734313965" calcext:value-type="float">
            <text:p>443,734313965</text:p>
          </table:table-cell>
          <table:table-cell office:value-type="float" office:value="73.214225769" calcext:value-type="float">
            <text:p>73,21422576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45.276550293" calcext:value-type="float">
            <text:p>445,276550293</text:p>
          </table:table-cell>
          <table:table-cell office:value-type="float" office:value="67.9413757324" calcext:value-type="float">
            <text:p>67,941375732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446.214202881" calcext:value-type="float">
            <text:p>446,214202881</text:p>
          </table:table-cell>
          <table:table-cell office:value-type="float" office:value="145.100326538" calcext:value-type="float">
            <text:p>145,10032653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448.940093994" calcext:value-type="float">
            <text:p>448,940093994</text:p>
          </table:table-cell>
          <table:table-cell office:value-type="float" office:value="64.8595352173" calcext:value-type="float">
            <text:p>64,85953521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451.004394531" calcext:value-type="float">
            <text:p>451,004394531</text:p>
          </table:table-cell>
          <table:table-cell office:value-type="float" office:value="143.347579956" calcext:value-type="float">
            <text:p>143,34757995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51.291656494" calcext:value-type="float">
            <text:p>451,291656494</text:p>
          </table:table-cell>
          <table:table-cell office:value-type="float" office:value="61.44921875" calcext:value-type="float">
            <text:p>61,4492187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453.934814453" calcext:value-type="float">
            <text:p>453,934814453</text:p>
          </table:table-cell>
          <table:table-cell office:value-type="float" office:value="58.0085716248" calcext:value-type="float">
            <text:p>58,008571624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55.680755615" calcext:value-type="float">
            <text:p>455,680755615</text:p>
          </table:table-cell>
          <table:table-cell office:value-type="float" office:value="141.457168579" calcext:value-type="float">
            <text:p>141,45716857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56.759246826" calcext:value-type="float">
            <text:p>456,759246826</text:p>
          </table:table-cell>
          <table:table-cell office:value-type="float" office:value="53.9790458679" calcext:value-type="float">
            <text:p>53,979045867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459.664855957" calcext:value-type="float">
            <text:p>459,664855957</text:p>
          </table:table-cell>
          <table:table-cell office:value-type="float" office:value="50.2163352966" calcext:value-type="float">
            <text:p>50,216335296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460.644805908" calcext:value-type="float">
            <text:p>460,644805908</text:p>
          </table:table-cell>
          <table:table-cell office:value-type="float" office:value="139.705215454" calcext:value-type="float">
            <text:p>139,70521545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462.474029541" calcext:value-type="float">
            <text:p>462,474029541</text:p>
          </table:table-cell>
          <table:table-cell office:value-type="float" office:value="46.5399932861" calcext:value-type="float">
            <text:p>46,539993286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464.207885742" calcext:value-type="float">
            <text:p>464,207885742</text:p>
          </table:table-cell>
          <table:table-cell office:value-type="float" office:value="42.2392616272" calcext:value-type="float">
            <text:p>42,239261627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465.118347168" calcext:value-type="float">
            <text:p>465,118347168</text:p>
          </table:table-cell>
          <table:table-cell office:value-type="float" office:value="137.942886353" calcext:value-type="float">
            <text:p>137,94288635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466.06350708" calcext:value-type="float">
            <text:p>466,06350708</text:p>
          </table:table-cell>
          <table:table-cell office:value-type="float" office:value="37.7139892578" calcext:value-type="float">
            <text:p>37,713989257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467.619415283" calcext:value-type="float">
            <text:p>467,619415283</text:p>
          </table:table-cell>
          <table:table-cell office:value-type="float" office:value="34.8705482483" calcext:value-type="float">
            <text:p>34,870548248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467.689483643" calcext:value-type="float">
            <text:p>467,689483643</text:p>
          </table:table-cell>
          <table:table-cell office:value-type="float" office:value="33.7828674316" calcext:value-type="float">
            <text:p>33,7828674316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7.802246094" calcext:value-type="float">
            <text:p>467,802246094</text:p>
          </table:table-cell>
          <table:table-cell office:value-type="float" office:value="32.4510803223" calcext:value-type="float">
            <text:p>32,451080322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469.856536865" calcext:value-type="float">
            <text:p>469,856536865</text:p>
          </table:table-cell>
          <table:table-cell office:value-type="float" office:value="36.6351203918" calcext:value-type="float">
            <text:p>36,635120391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70.182830811" calcext:value-type="float">
            <text:p>470,182830811</text:p>
          </table:table-cell>
          <table:table-cell office:value-type="float" office:value="135.620437622" calcext:value-type="float">
            <text:p>135,62043762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474.096557617" calcext:value-type="float">
            <text:p>474,096557617</text:p>
          </table:table-cell>
          <table:table-cell office:value-type="float" office:value="39.0596580505" calcext:value-type="float">
            <text:p>39,0596580505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74.746185303" calcext:value-type="float">
            <text:p>474,746185303</text:p>
          </table:table-cell>
          <table:table-cell office:value-type="float" office:value="133.795883179" calcext:value-type="float">
            <text:p>133,79588317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79.5" calcext:value-type="float">
            <text:p>479,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484.405578613" calcext:value-type="float">
            <text:p>484,405578613</text:p>
          </table:table-cell>
          <table:table-cell office:value-type="float" office:value="128.951141357" calcext:value-type="float">
            <text:p>128,95114135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489.235198975" calcext:value-type="float">
            <text:p>489,235198975</text:p>
          </table:table-cell>
          <table:table-cell office:value-type="float" office:value="127.24785614" calcext:value-type="float">
            <text:p>127,2478561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494.115753174" calcext:value-type="float">
            <text:p>494,115753174</text:p>
          </table:table-cell>
          <table:table-cell office:value-type="float" office:value="125.533111572" calcext:value-type="float">
            <text:p>125,53311157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498.21496582" calcext:value-type="float">
            <text:p>498,21496582</text:p>
          </table:table-cell>
          <table:table-cell office:value-type="float" office:value="123.957794189" calcext:value-type="float">
            <text:p>123,957794189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501.512329102" calcext:value-type="float">
            <text:p>501,512329102</text:p>
          </table:table-cell>
          <table:table-cell office:value-type="float" office:value="122.347061157" calcext:value-type="float">
            <text:p>122,34706115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503.743041992" calcext:value-type="float">
            <text:p>503,743041992</text:p>
          </table:table-cell>
          <table:table-cell office:value-type="float" office:value="121.762924194" calcext:value-type="float">
            <text:p>121,76292419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509.109832764" calcext:value-type="float">
            <text:p>509,109832764</text:p>
          </table:table-cell>
          <table:table-cell office:value-type="float" office:value="123.229156494" calcext:value-type="float">
            <text:p>123,22915649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513.505859375" calcext:value-type="float">
            <text:p>513,505859375</text:p>
          </table:table-cell>
          <table:table-cell office:value-type="float" office:value="124.095092773" calcext:value-type="float">
            <text:p>124,0950927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17.611450195" calcext:value-type="float">
            <text:p>517,611450195</text:p>
          </table:table-cell>
          <table:table-cell office:value-type="float" office:value="124.788139343" calcext:value-type="float">
            <text:p>124,78813934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521.337646484" calcext:value-type="float">
            <text:p>521,337646484</text:p>
          </table:table-cell>
          <table:table-cell office:value-type="float" office:value="124.687957764" calcext:value-type="float">
            <text:p>124,68795776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524.992431641" calcext:value-type="float">
            <text:p>524,992431641</text:p>
          </table:table-cell>
          <table:table-cell office:value-type="float" office:value="123.226638794" calcext:value-type="float">
            <text:p>123,22663879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529.064025879" calcext:value-type="float">
            <text:p>529,064025879</text:p>
          </table:table-cell>
          <table:table-cell office:value-type="float" office:value="121.304527283" calcext:value-type="float">
            <text:p>121,30452728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533.29888916" calcext:value-type="float">
            <text:p>533,29888916</text:p>
          </table:table-cell>
          <table:table-cell office:value-type="float" office:value="119.509437561" calcext:value-type="float">
            <text:p>119,509437561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537.458251953" calcext:value-type="float">
            <text:p>537,458251953</text:p>
          </table:table-cell>
          <table:table-cell office:value-type="float" office:value="117.535987854" calcext:value-type="float">
            <text:p>117,535987854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41.589904785" calcext:value-type="float">
            <text:p>541,589904785</text:p>
          </table:table-cell>
          <table:table-cell office:value-type="float" office:value="114.897262573" calcext:value-type="float">
            <text:p>114,89726257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545.276550293" calcext:value-type="float">
            <text:p>545,276550293</text:p>
          </table:table-cell>
          <table:table-cell office:value-type="float" office:value="111.526306152" calcext:value-type="float">
            <text:p>111,5263061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548.982910156" calcext:value-type="float">
            <text:p>548,982910156</text:p>
          </table:table-cell>
          <table:table-cell office:value-type="float" office:value="108.383094788" calcext:value-type="float">
            <text:p>108,38309478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552.677734375" calcext:value-type="float">
            <text:p>552,677734375</text:p>
          </table:table-cell>
          <table:table-cell office:value-type="float" office:value="104.862236023" calcext:value-type="float">
            <text:p>104,862236023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556.396911621" calcext:value-type="float">
            <text:p>556,396911621</text:p>
          </table:table-cell>
          <table:table-cell office:value-type="float" office:value="101.008842468" calcext:value-type="float">
            <text:p>101,00884246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559.932617188" calcext:value-type="float">
            <text:p>559,932617188</text:p>
          </table:table-cell>
          <table:table-cell office:value-type="float" office:value="96.7711715698" calcext:value-type="float">
            <text:p>96,7711715698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563.765930176" calcext:value-type="float">
            <text:p>563,765930176</text:p>
          </table:table-cell>
          <table:table-cell office:value-type="float" office:value="91.7703857422" calcext:value-type="float">
            <text:p>91,770385742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568.604064941" calcext:value-type="float">
            <text:p>568,604064941</text:p>
          </table:table-cell>
          <table:table-cell office:value-type="float" office:value="87.0164413452" calcext:value-type="float">
            <text:p>87,0164413452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572.372558594" calcext:value-type="float">
            <text:p>572,372558594</text:p>
          </table:table-cell>
          <table:table-cell office:value-type="float" office:value="83.2094039917" calcext:value-type="float">
            <text:p>83,2094039917</text:p>
          </table:table-cell>
          <table:table-cell office:value-type="string" calcext:value-type="string">
            <text:p>ONE_LED_F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576.652282715" calcext:value-type="float">
            <text:p>576,652282715</text:p>
          </table:table-cell>
          <table:table-cell office:value-type="float" office:value="80.427192688" calcext:value-type="float">
            <text:p>80,427192688</text:p>
          </table:table-cell>
          <table:table-cell office:value-type="string" calcext:value-type="string">
            <text:p>ONE_LED_FOUND</text:p>
          </table:table-cell>
        </table:table-row>
      </table:table>
      <table:named-expressions/>
      <table:database-ranges>
        <table:database-range table:name="__Anonymous_Sheet_DB__0" table:target-range-address="test_data.A1:test_data.E88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22:09:25.040699486</dc:date>
    <meta:editing-duration>PT5M35S</meta:editing-duration>
    <meta:editing-cycles>1</meta:editing-cycles>
    <meta:document-statistic meta:table-count="1" meta:cell-count="4400" meta:object-count="0"/>
    <meta:generator>LibreOffice/5.1.6.2$Linux_X86_64 LibreOffice_project/10m0$Build-2</meta:generator>
  </office:meta>
</office:document-meta>
</file>